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webkit-standard" svg:font-family="webkit-standard"/>
  </office:font-face-decls>
  <office:automatic-styles>
    <style:style style:name="P1" style:family="paragraph" style:parent-style-name="Quotations">
      <style:paragraph-properties fo:margin-left="1.397cm" fo:margin-right="1cm" fo:margin-top="0cm" fo:margin-bottom="0cm" style:contextual-spacing="false" fo:text-indent="0cm" style:auto-text-indent="false"/>
      <style:text-properties fo:font-variant="normal" fo:text-transform="none" fo:color="#0e0e0e" loext:opacity="100%" style:font-name="Liberation Serif" fo:font-size="12pt" fo:font-style="normal" fo:font-weight="normal" officeooo:paragraph-rsid="00eb77e4" style:font-size-asian="12pt" style:font-size-complex="12pt"/>
    </style:style>
    <style:style style:name="P2" style:family="paragraph" style:parent-style-name="Standard">
      <style:text-properties style:font-name="Liberation Serif" fo:font-size="15pt" fo:font-weight="bold" officeooo:rsid="00e2cf1a" officeooo:paragraph-rsid="00eb77e4" style:font-size-asian="15pt" style:font-weight-asian="bold" style:font-size-complex="15pt" style:font-weight-complex="bold"/>
    </style:style>
    <style:style style:name="P3" style:family="paragraph" style:parent-style-name="Standard">
      <style:text-properties style:font-name="Liberation Serif" fo:font-size="15pt" fo:font-weight="normal" officeooo:rsid="00e7cc8d" officeooo:paragraph-rsid="00eb77e4" style:font-size-asian="15pt" style:font-weight-asian="normal" style:font-size-complex="15pt" style:font-weight-complex="normal"/>
    </style:style>
    <style:style style:name="P4" style:family="paragraph" style:parent-style-name="Standard">
      <style:text-properties style:font-name="Liberation Serif" fo:font-weight="bold" officeooo:paragraph-rsid="00eb77e4" style:font-weight-asian="bold" style:font-weight-complex="bold"/>
    </style:style>
    <style:style style:name="P5" style:family="paragraph" style:parent-style-name="Text_20_body">
      <style:text-properties style:font-name="Liberation Serif" fo:font-size="18pt" fo:font-weight="bold" officeooo:paragraph-rsid="00eb77e4" style:font-size-asian="18pt" style:font-weight-asian="bold" style:font-size-complex="18pt" style:font-weight-complex="bold"/>
    </style:style>
    <style:style style:name="P6" style:family="paragraph" style:parent-style-name="Text_20_body">
      <style:text-properties style:font-name="Liberation Serif" fo:font-size="15pt" fo:font-weight="bold" officeooo:rsid="00d7bdf2" officeooo:paragraph-rsid="00eb77e4" style:font-size-asian="15pt" style:font-weight-asian="bold" style:font-size-complex="15pt" style:font-weight-complex="bold"/>
    </style:style>
    <style:style style:name="P7" style:family="paragraph" style:parent-style-name="Text_20_body">
      <style:text-properties style:font-name="Liberation Serif" fo:font-size="14pt" fo:font-weight="bold" officeooo:rsid="00d7bdf2" officeooo:paragraph-rsid="00eb77e4" style:font-size-asian="14pt" style:font-weight-asian="bold" style:font-size-complex="14pt" style:font-weight-complex="bold"/>
    </style:style>
    <style:style style:name="P8" style:family="paragraph" style:parent-style-name="Text_20_body">
      <style:text-properties style:font-name="Liberation Serif" fo:font-size="18pt" fo:font-weight="bold" officeooo:rsid="00d7bdf2" officeooo:paragraph-rsid="00eb77e4" style:font-size-asian="18pt" style:font-weight-asian="bold" style:font-size-complex="18pt" style:font-weight-complex="bold"/>
    </style:style>
    <style:style style:name="P9" style:family="paragraph" style:parent-style-name="Heading_20_3">
      <style:text-properties fo:font-variant="normal" fo:text-transform="none" fo:color="#000000" loext:opacity="100%" style:font-name="Liberation Serif" fo:font-size="14pt" fo:letter-spacing="normal" fo:font-style="normal" fo:font-weight="bold" officeooo:paragraph-rsid="00eb77e4" style:font-size-asian="14pt" style:font-weight-asian="bold" style:font-size-complex="14pt" style:font-weight-complex="bold"/>
    </style:style>
    <style:style style:name="P10" style:family="paragraph" style:parent-style-name="Text_20_body">
      <style:paragraph-properties fo:margin-left="0cm" fo:margin-right="0cm" fo:text-indent="0cm" style:auto-text-indent="false"/>
      <style:text-properties fo:font-size="18pt" fo:font-weight="bold" officeooo:paragraph-rsid="00eb77e4" style:font-size-asian="18pt" style:font-weight-asian="bold" style:font-size-complex="18pt" style:font-weight-complex="bold"/>
    </style:style>
    <style:style style:name="P11" style:family="paragraph" style:parent-style-name="Text_20_body" style:list-style-name="L1">
      <style:paragraph-properties fo:margin-left="0cm" fo:margin-right="0cm" fo:text-indent="0cm" style:auto-text-indent="false"/>
      <style:text-properties fo:font-size="18pt" fo:font-weight="bold" officeooo:paragraph-rsid="00eb77e4" style:font-size-asian="18pt" style:font-weight-asian="bold" style:font-size-complex="18pt" style:font-weight-complex="bold"/>
    </style:style>
    <style:style style:name="P12" style:family="paragraph" style:parent-style-name="Text_20_body" style:list-style-name="L1">
      <style:paragraph-properties fo:text-indent="0cm" style:auto-text-indent="false"/>
      <style:text-properties fo:font-size="18pt" fo:font-weight="bold" officeooo:paragraph-rsid="00eb77e4" style:font-size-asian="18pt" style:font-weight-asian="bold" style:font-size-complex="18pt" style:font-weight-complex="bold"/>
    </style:style>
    <style:style style:name="P13" style:family="paragraph" style:parent-style-name="Text_20_body">
      <style:paragraph-properties fo:text-indent="0cm" style:auto-text-indent="false"/>
      <style:text-properties fo:font-variant="normal" fo:text-transform="none" fo:color="#000000" loext:opacity="100%" style:font-name="Liberation Serif" fo:font-size="14pt" fo:letter-spacing="normal" fo:font-style="normal" fo:font-weight="normal" officeooo:paragraph-rsid="00eb77e4" style:font-size-asian="14pt" style:font-weight-asian="bold" style:font-size-complex="14pt" style:font-weight-complex="bold"/>
    </style:style>
    <style:style style:name="P14" style:family="paragraph" style:parent-style-name="Heading_20_3">
      <style:paragraph-properties fo:text-indent="0cm" style:auto-text-indent="false"/>
      <style:text-properties fo:font-variant="normal" fo:text-transform="none" fo:color="#000000" loext:opacity="100%" style:font-name="Liberation Serif" fo:font-size="14pt" fo:letter-spacing="normal" fo:font-style="normal" fo:font-weight="bold" officeooo:paragraph-rsid="00eb77e4" style:font-size-asian="14pt" style:font-weight-asian="bold" style:font-size-complex="14pt" style:font-weight-complex="bold"/>
    </style:style>
    <style:style style:name="P15" style:family="paragraph" style:parent-style-name="Text_20_body" style:list-style-name="L2">
      <style:paragraph-properties fo:margin-left="0cm" fo:margin-right="0cm" fo:text-indent="0cm" style:auto-text-indent="false"/>
      <style:text-properties fo:color="#000000" loext:opacity="100%" style:font-name="Liberation Serif" fo:font-size="14pt" officeooo:paragraph-rsid="00eb77e4" style:font-size-asian="14pt" style:font-weight-asian="bold" style:font-size-complex="14pt" style:font-weight-complex="bold"/>
    </style:style>
    <style:style style:name="P16" style:family="paragraph" style:parent-style-name="Text_20_body" style:list-style-name="L2">
      <style:paragraph-properties fo:text-indent="0cm" style:auto-text-indent="false"/>
      <style:text-properties fo:color="#000000" loext:opacity="100%" style:font-name="Liberation Serif" fo:font-size="14pt" officeooo:paragraph-rsid="00eb77e4" style:font-size-asian="14pt" style:font-weight-asian="bold" style:font-size-complex="14pt" style:font-weight-complex="bold"/>
    </style:style>
    <style:style style:name="P17" style:family="paragraph" style:parent-style-name="Text_20_body">
      <style:text-properties style:font-name="Liberation Serif" fo:font-size="14pt" fo:font-weight="bold" officeooo:paragraph-rsid="00eb77e4" style:font-size-asian="14pt" style:font-weight-asian="bold" style:font-size-complex="14pt" style:font-weight-complex="bold"/>
    </style:style>
    <style:style style:name="P18" style:family="paragraph" style:parent-style-name="Text_20_body">
      <style:text-properties fo:font-variant="normal" fo:text-transform="none" fo:color="#000000" loext:opacity="100%" style:font-name="Liberation Serif" fo:font-size="14pt" fo:letter-spacing="normal" fo:font-style="normal" fo:font-weight="bold" officeooo:paragraph-rsid="00eb77e4" style:font-size-asian="14pt" style:font-weight-asian="bold" style:font-size-complex="14pt" style:font-weight-complex="bold"/>
    </style:style>
    <style:style style:name="P19" style:family="paragraph" style:parent-style-name="Text_20_body" style:list-style-name="L3">
      <style:paragraph-properties fo:margin-left="0cm" fo:margin-right="0cm"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20" style:family="paragraph" style:parent-style-name="Text_20_body" style:list-style-name="L3">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21"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4pt" fo:letter-spacing="normal" fo:font-style="normal" fo:font-weight="bold" officeooo:paragraph-rsid="00eb77e4" style:font-size-asian="14pt" style:font-weight-asian="bold" style:font-size-complex="14pt" style:font-weight-complex="bold"/>
    </style:style>
    <style:style style:name="P22" style:family="paragraph" style:parent-style-name="Text_20_body" style:list-style-name="L4">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23" style:family="paragraph" style:parent-style-name="Text_20_body" style:list-style-name="L5">
      <style:paragraph-properties fo:margin-left="0cm" fo:margin-right="0cm"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24" style:family="paragraph" style:parent-style-name="Text_20_body" style:list-style-name="L5">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25" style:family="paragraph" style:parent-style-name="Text_20_body" style:list-style-name="L5">
      <style:paragraph-properties fo:text-indent="0cm" style:auto-text-indent="false"/>
      <style:text-properties officeooo:paragraph-rsid="00eb77e4"/>
    </style:style>
    <style:style style:name="P26" style:family="paragraph" style:parent-style-name="Text_20_body" style:list-style-name="L6">
      <style:paragraph-properties fo:margin-left="0cm" fo:margin-right="0cm" fo:text-indent="0cm" style:auto-text-indent="false"/>
      <style:text-properties fo:font-variant="normal" fo:text-transform="none" fo:color="#000000" loext:opacity="100%" style:font-name="Liberation Serif" fo:font-size="14pt" fo:letter-spacing="normal" fo:font-style="normal" fo:font-weight="bold" officeooo:paragraph-rsid="00eb77e4" style:font-size-asian="14pt" style:font-weight-asian="bold" style:font-size-complex="14pt" style:font-weight-complex="bold"/>
    </style:style>
    <style:style style:name="P27" style:family="paragraph" style:parent-style-name="Text_20_body" style:list-style-name="L6">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28" style:family="paragraph" style:parent-style-name="Text_20_body" style:list-style-name="L6">
      <style:paragraph-properties fo:text-indent="0cm" style:auto-text-indent="false"/>
      <style:text-properties fo:font-variant="normal" fo:text-transform="none" fo:color="#000000" loext:opacity="100%" style:font-name="Liberation Serif" fo:font-size="14pt" fo:letter-spacing="normal" fo:font-style="normal" fo:font-weight="bold" officeooo:paragraph-rsid="00eb77e4" style:font-size-asian="14pt" style:font-weight-asian="bold" style:font-size-complex="14pt" style:font-weight-complex="bold"/>
    </style:style>
    <style:style style:name="P29" style:family="paragraph" style:parent-style-name="Text_20_body" style:list-style-name="L7">
      <style:paragraph-properties fo:margin-left="0cm" fo:margin-right="0cm"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0" style:family="paragraph" style:parent-style-name="Text_20_body" style:list-style-name="L7">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1" style:family="paragraph" style:parent-style-name="Text_20_body" style:list-style-name="L8">
      <style:paragraph-properties fo:margin-left="0cm" fo:margin-right="0cm"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2" style:family="paragraph" style:parent-style-name="Text_20_body" style:list-style-name="L8">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3" style:family="paragraph" style:parent-style-name="Text_20_body" style:list-style-name="L9">
      <style:paragraph-properties fo:margin-left="0cm" fo:margin-right="0cm"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4" style:family="paragraph" style:parent-style-name="Text_20_body" style:list-style-name="L9">
      <style:paragraph-properties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5" style:family="paragraph" style:parent-style-name="Text_20_body" style:list-style-name="L4">
      <style:paragraph-properties fo:margin-left="0cm" fo:margin-right="0cm" fo:text-indent="0cm" style:auto-text-indent="false"/>
      <style:text-properties style:font-name="Liberation Serif" fo:font-size="18pt" fo:font-weight="bold" officeooo:paragraph-rsid="00eb77e4"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Liberation Serif" fo:font-size="16pt" fo:font-weight="bold" officeooo:paragraph-rsid="00eb77e4" style:font-size-asian="16pt" style:font-weight-asian="bold" style:font-size-complex="16pt" style:font-weight-complex="bold"/>
    </style:style>
    <style:style style:name="P37" style:family="paragraph" style:parent-style-name="Text_20_body">
      <style:text-properties style:font-name="Liberation Serif" fo:font-size="14pt" fo:font-weight="bold" officeooo:paragraph-rsid="00eb77e4" style:font-size-asian="12.25pt" style:font-weight-asian="bold" style:font-size-complex="14pt" style:font-weight-complex="bold"/>
    </style:style>
    <style:style style:name="P38" style:family="paragraph" style:parent-style-name="Text_20_body">
      <style:text-properties fo:font-variant="normal" fo:text-transform="none" fo:color="#000000" loext:opacity="100%" style:font-name="Liberation Serif" fo:font-size="14pt" fo:letter-spacing="normal" fo:font-style="normal" fo:font-weight="normal" officeooo:paragraph-rsid="00eb77e4" style:font-size-asian="14pt" style:font-weight-asian="bold" style:font-size-complex="14pt" style:font-weight-complex="bold"/>
    </style:style>
    <style:style style:name="P39" style:family="paragraph" style:parent-style-name="Text_20_body">
      <style:text-properties fo:font-variant="normal" fo:text-transform="none" fo:color="#000000" loext:opacity="100%" style:font-name="webkit-standard" fo:font-size="14pt" fo:letter-spacing="normal" fo:font-style="normal" fo:font-weight="normal" officeooo:paragraph-rsid="00eb77e4" style:font-size-asian="12.25pt" style:font-weight-asian="bold" style:font-size-complex="14pt" style:font-weight-complex="bold"/>
    </style:style>
    <style:style style:name="P40" style:family="paragraph" style:parent-style-name="Text_20_body">
      <style:text-properties fo:font-variant="normal" fo:text-transform="none" fo:color="#000000" loext:opacity="100%" style:font-name="webkit-standard" fo:font-size="14pt" fo:letter-spacing="normal" fo:font-style="normal" fo:font-weight="normal" officeooo:paragraph-rsid="00eb77e4" style:font-size-asian="18pt" style:font-weight-asian="bold" style:font-size-complex="18pt" style:font-weight-complex="bold"/>
    </style:style>
    <style:style style:name="P41" style:family="paragraph" style:parent-style-name="Text_20_body">
      <style:paragraph-properties fo:text-align="center" style:justify-single-word="false"/>
      <style:text-properties fo:font-variant="normal" fo:text-transform="none" fo:color="#000000" loext:opacity="100%" style:font-name="Liberation Serif" fo:font-size="16pt" fo:letter-spacing="normal" fo:font-style="normal" fo:font-weight="bold" officeooo:rsid="0090939f" officeooo:paragraph-rsid="00eb77e4" style:font-size-asian="16pt" style:font-weight-asian="bold" style:font-size-complex="16pt" style:font-weight-complex="bold"/>
    </style:style>
    <style:style style:name="P42" style:family="paragraph" style:parent-style-name="Text_20_body">
      <style:paragraph-properties fo:text-align="start" style:justify-single-word="false"/>
      <style:text-properties fo:font-variant="normal" fo:text-transform="none" fo:color="#000000" loext:opacity="100%" style:font-name="Liberation Serif" fo:font-size="16pt" fo:letter-spacing="normal" fo:font-style="normal" fo:font-weight="bold" officeooo:rsid="0090939f" officeooo:paragraph-rsid="00eb77e4" style:font-size-asian="16pt" style:font-weight-asian="bold" style:font-size-complex="16pt" style:font-weight-complex="bold"/>
    </style:style>
    <style:style style:name="P43" style:family="paragraph" style:parent-style-name="Text_20_body">
      <style:paragraph-properties fo:text-align="start" style:justify-single-word="false"/>
      <style:text-properties fo:font-variant="normal" fo:text-transform="none" fo:color="#000000" loext:opacity="100%" style:font-name="Liberation Serif" fo:font-size="14pt" fo:letter-spacing="normal" fo:font-style="normal" fo:font-weight="normal" officeooo:rsid="0090939f" officeooo:paragraph-rsid="00eb77e4" style:font-size-asian="14pt" style:font-weight-asian="bold" style:font-size-complex="14pt" style:font-weight-complex="bold"/>
    </style:style>
    <style:style style:name="P44" style:family="paragraph" style:parent-style-name="Text_20_body">
      <style:text-properties fo:font-variant="normal" fo:text-transform="none" fo:color="#000000" loext:opacity="100%" style:font-name="webkit-standard" fo:font-size="14pt" fo:letter-spacing="normal" fo:font-style="normal" fo:font-weight="normal" officeooo:paragraph-rsid="00eb77e4" style:font-size-asian="14pt" style:font-weight-asian="bold" style:font-size-complex="14pt" style:font-weight-complex="bold"/>
    </style:style>
    <style:style style:name="P45" style:family="paragraph" style:parent-style-name="Standard">
      <style:text-properties style:font-name="Liberation Serif" fo:font-size="18pt" officeooo:paragraph-rsid="00eb77e4" style:font-size-asian="18pt" style:font-size-complex="18pt"/>
    </style:style>
    <style:style style:name="P46" style:family="paragraph" style:parent-style-name="Standard">
      <style:text-properties style:font-name="Liberation Serif" fo:font-size="14pt" officeooo:paragraph-rsid="00eb77e4" style:font-size-asian="14pt" style:font-size-complex="14pt"/>
    </style:style>
    <style:style style:name="P47" style:family="paragraph" style:parent-style-name="Standard">
      <style:text-properties fo:font-variant="normal" fo:text-transform="none" fo:color="#000000" loext:opacity="100%" style:font-name="Liberation Serif" fo:font-size="14pt" fo:letter-spacing="normal" fo:font-style="normal" fo:font-weight="normal" officeooo:paragraph-rsid="00eb77e4" style:font-size-asian="14pt" style:font-size-complex="14pt"/>
    </style:style>
    <style:style style:name="P48" style:family="paragraph" style:parent-style-name="Standard">
      <style:text-properties fo:font-variant="normal" fo:text-transform="none" fo:color="#000000" loext:opacity="100%" style:font-name="webkit-standard" fo:font-size="14pt" fo:letter-spacing="normal" fo:font-style="normal" fo:font-weight="normal" officeooo:paragraph-rsid="00eb77e4" style:font-size-asian="18pt" style:font-size-complex="18pt"/>
    </style:style>
    <style:style style:name="P49" style:family="paragraph" style:parent-style-name="Standard">
      <style:text-properties style:font-name="Liberation Serif" fo:font-size="18pt" officeooo:rsid="007eeaa6" officeooo:paragraph-rsid="00eb77e4" style:font-size-asian="18pt" style:font-size-complex="18pt"/>
    </style:style>
    <style:style style:name="P50" style:family="paragraph" style:parent-style-name="Text_20_body">
      <style:text-properties style:font-name="Liberation Serif" fo:font-size="12pt" fo:font-weight="normal" officeooo:rsid="0012f6c3" officeooo:paragraph-rsid="00eb77e4" style:font-size-asian="10.5pt" style:font-weight-asian="normal" style:font-size-complex="12pt" style:font-weight-complex="normal"/>
    </style:style>
    <style:style style:name="P51" style:family="paragraph" style:parent-style-name="Text_20_body">
      <style:text-properties fo:font-size="12pt" fo:font-weight="normal" officeooo:rsid="0012f6c3" officeooo:paragraph-rsid="00eb77e4" style:font-size-asian="10.5pt" style:font-weight-asian="normal" style:font-size-complex="12pt" style:font-weight-complex="normal"/>
    </style:style>
    <style:style style:name="P52" style:family="paragraph" style:parent-style-name="Standard">
      <style:text-properties style:font-name="Liberation Serif" fo:font-size="13pt" officeooo:paragraph-rsid="00eb77e4" style:font-size-asian="13pt" style:font-size-complex="13pt"/>
    </style:style>
    <style:style style:name="P53" style:family="paragraph" style:parent-style-name="Standard">
      <style:text-properties fo:font-variant="normal" fo:text-transform="none" fo:color="#000000" loext:opacity="100%" style:font-name="Liberation Serif" fo:font-size="13pt" fo:letter-spacing="normal" fo:font-style="normal" fo:font-weight="normal" officeooo:rsid="0012f6c3" officeooo:paragraph-rsid="00eb77e4" style:font-size-asian="13pt" style:font-size-complex="13pt"/>
    </style:style>
    <style:style style:name="P54" style:family="paragraph" style:parent-style-name="Standard">
      <style:text-properties fo:font-variant="normal" fo:text-transform="none" fo:color="#000000" loext:opacity="100%" style:font-name="Liberation Serif" fo:font-size="13pt" fo:letter-spacing="normal" fo:font-style="normal" fo:font-weight="bold" officeooo:rsid="0021d57d" officeooo:paragraph-rsid="00eb77e4" style:font-size-asian="13pt" style:font-weight-asian="bold" style:font-size-complex="13pt" style:font-weight-complex="bold"/>
    </style:style>
    <style:style style:name="P55" style:family="paragraph" style:parent-style-name="Text_20_body">
      <style:text-properties fo:font-variant="normal" fo:text-transform="none" fo:color="#000000" loext:opacity="100%" style:font-name="webkit-standard" fo:font-size="14pt" fo:letter-spacing="normal" fo:font-style="normal" fo:font-weight="normal" officeooo:rsid="00145691" officeooo:paragraph-rsid="00eb77e4" style:font-size-asian="13pt" style:font-size-complex="13pt"/>
    </style:style>
    <style:style style:name="P56"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3pt" fo:letter-spacing="normal" fo:font-style="normal" fo:font-weight="normal" officeooo:rsid="00145691" officeooo:paragraph-rsid="00eb77e4" style:font-size-asian="13pt" style:font-weight-asian="normal" style:font-size-complex="13pt" style:font-weight-complex="normal"/>
    </style:style>
    <style:style style:name="P57"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3pt" fo:letter-spacing="normal" fo:font-style="normal" fo:font-weight="normal" officeooo:rsid="00145691" officeooo:paragraph-rsid="00eb77e4" style:font-size-asian="13pt" style:font-weight-asian="normal" style:font-size-complex="13pt" style:font-weight-complex="normal"/>
    </style:style>
    <style:style style:name="P58"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3pt" fo:letter-spacing="normal" fo:font-style="normal" fo:font-weight="normal" officeooo:rsid="0016aed1" officeooo:paragraph-rsid="00eb77e4" style:font-size-asian="13pt" style:font-weight-asian="normal" style:font-size-complex="13pt" style:font-weight-complex="normal"/>
    </style:style>
    <style:style style:name="P59" style:family="paragraph" style:parent-style-name="Standard">
      <style:text-properties fo:font-variant="normal" fo:text-transform="none" fo:color="#000000" loext:opacity="100%" style:font-name="webkit-standard" fo:font-size="14pt" fo:letter-spacing="normal" fo:font-style="normal" fo:font-weight="normal" officeooo:rsid="00145691" officeooo:paragraph-rsid="00eb77e4" style:font-size-asian="13pt" style:font-size-complex="13pt"/>
    </style:style>
    <style:style style:name="P60" style:family="paragraph" style:parent-style-name="Standard">
      <style:text-properties fo:font-variant="normal" fo:text-transform="none" fo:color="#000000" loext:opacity="100%" style:font-name="Liberation Serif" fo:font-size="13pt" fo:letter-spacing="normal" fo:font-style="normal" fo:font-weight="normal" officeooo:rsid="00145691" officeooo:paragraph-rsid="00eb77e4" style:font-size-asian="13pt" style:font-size-complex="13pt"/>
    </style:style>
    <style:style style:name="P61" style:family="paragraph" style:parent-style-name="Standard">
      <style:text-properties fo:font-variant="normal" fo:text-transform="none" fo:color="#000000" loext:opacity="100%" style:font-name="Liberation Serif" fo:font-size="13pt" fo:letter-spacing="normal" fo:font-style="normal" fo:font-weight="normal" officeooo:rsid="0016aed1" officeooo:paragraph-rsid="00eb77e4" style:font-size-asian="13pt" style:font-size-complex="13pt"/>
    </style:style>
    <style:style style:name="P62" style:family="paragraph" style:parent-style-name="Standard">
      <style:text-properties fo:font-variant="normal" fo:text-transform="none" fo:color="#000000" loext:opacity="100%" style:font-name="Liberation Serif" fo:font-size="13pt" fo:letter-spacing="normal" fo:font-style="normal" fo:font-weight="normal" officeooo:rsid="00258f06" officeooo:paragraph-rsid="00eb77e4" style:font-size-asian="13pt" style:font-weight-asian="normal" style:font-size-complex="13pt" style:font-weight-complex="normal"/>
    </style:style>
    <style:style style:name="P63" style:family="paragraph" style:parent-style-name="Standard">
      <style:text-properties fo:font-variant="normal" fo:text-transform="none" fo:color="#000000" loext:opacity="100%" style:font-name="webkit-standard" fo:font-size="14pt" fo:letter-spacing="normal" fo:font-style="normal" fo:font-weight="normal" officeooo:rsid="00258f06" officeooo:paragraph-rsid="00eb77e4" style:font-size-asian="13pt" style:font-weight-asian="normal" style:font-size-complex="13pt" style:font-weight-complex="normal"/>
    </style:style>
    <style:style style:name="P64" style:family="paragraph" style:parent-style-name="Standard">
      <style:text-properties fo:font-variant="normal" fo:text-transform="none" fo:color="#000000" loext:opacity="100%" style:font-name="Liberation Serif" fo:font-size="13pt" fo:letter-spacing="normal" fo:font-style="normal" fo:font-weight="normal" officeooo:rsid="002c3a84" officeooo:paragraph-rsid="00eb77e4" style:font-size-asian="13pt" style:font-weight-asian="normal" style:font-size-complex="13pt" style:font-weight-complex="normal"/>
    </style:style>
    <style:style style:name="P65" style:family="paragraph" style:parent-style-name="Standard">
      <style:text-properties fo:font-variant="normal" fo:text-transform="none" fo:color="#000000" loext:opacity="100%" style:font-name="Liberation Serif" fo:font-size="13pt" fo:letter-spacing="normal" fo:font-style="normal" fo:font-weight="normal" officeooo:rsid="002bbcad" officeooo:paragraph-rsid="00eb77e4" style:font-size-asian="13pt" style:font-weight-asian="normal" style:font-size-complex="13pt" style:font-weight-complex="normal"/>
    </style:style>
    <style:style style:name="P66" style:family="paragraph" style:parent-style-name="Standard">
      <style:text-properties fo:font-variant="normal" fo:text-transform="none" fo:color="#000000" loext:opacity="100%" style:font-name="webkit-standard" fo:font-size="14pt" fo:letter-spacing="normal" fo:font-style="normal" fo:font-weight="normal" officeooo:rsid="002bbcad" officeooo:paragraph-rsid="00eb77e4" style:font-size-asian="13pt" style:font-weight-asian="normal" style:font-size-complex="13pt" style:font-weight-complex="normal"/>
    </style:style>
    <style:style style:name="P67" style:family="paragraph" style:parent-style-name="Standard">
      <style:text-properties fo:font-variant="normal" fo:text-transform="none" fo:color="#000000" loext:opacity="100%" style:font-name="Liberation Serif" fo:font-size="14pt" fo:letter-spacing="normal" fo:font-style="normal" fo:font-weight="normal" officeooo:rsid="002bbcad" officeooo:paragraph-rsid="00eb77e4" style:font-size-asian="13pt" style:font-weight-asian="normal" style:font-size-complex="13pt" style:font-weight-complex="normal"/>
    </style:style>
    <style:style style:name="P68" style:family="paragraph" style:parent-style-name="Standard">
      <style:text-properties fo:font-variant="normal" fo:text-transform="none" fo:color="#000000" loext:opacity="100%" style:font-name="Liberation Serif" fo:font-size="14pt" fo:letter-spacing="normal" fo:font-style="normal" fo:font-weight="bold" officeooo:rsid="00258f06" officeooo:paragraph-rsid="00eb77e4" style:font-size-asian="13pt" style:font-weight-asian="bold" style:font-size-complex="13pt" style:font-weight-complex="bold"/>
    </style:style>
    <style:style style:name="P69" style:family="paragraph" style:parent-style-name="Text_20_body">
      <style:text-properties fo:font-variant="normal" fo:text-transform="none" fo:color="#000000" loext:opacity="100%" style:font-name="Liberation Serif" fo:font-size="18pt" fo:letter-spacing="normal" fo:font-style="normal" fo:font-weight="bold" officeooo:rsid="00258f06" officeooo:paragraph-rsid="00eb77e4" style:font-size-asian="18pt" style:font-weight-asian="bold" style:font-size-complex="18pt" style:font-weight-complex="bold"/>
    </style:style>
    <style:style style:name="P70" style:family="paragraph" style:parent-style-name="Text_20_body">
      <style:text-properties fo:font-variant="normal" fo:text-transform="none" fo:color="#000000" loext:opacity="100%" style:font-name="Liberation Serif" fo:font-size="14pt" fo:letter-spacing="normal" fo:font-style="normal" fo:font-weight="normal" officeooo:rsid="00258f06" officeooo:paragraph-rsid="00eb77e4" style:font-size-asian="13pt" style:font-weight-asian="bold" style:font-size-complex="13pt" style:font-weight-complex="bold"/>
    </style:style>
    <style:style style:name="P71" style:family="paragraph" style:parent-style-name="Text_20_body" style:list-style-name="L10">
      <style:paragraph-properties fo:margin-left="0cm" fo:margin-right="0cm" fo:text-indent="0cm" style:auto-text-indent="false"/>
      <style:text-properties fo:font-variant="normal" fo:text-transform="none" fo:color="#000000" loext:opacity="100%" style:font-name="Liberation Serif" fo:font-size="14pt" fo:letter-spacing="normal" fo:font-style="normal" fo:font-weight="normal" officeooo:rsid="00258f06" officeooo:paragraph-rsid="00eb77e4" style:font-size-asian="13pt" style:font-weight-asian="bold" style:font-size-complex="13pt" style:font-weight-complex="bold"/>
    </style:style>
    <style:style style:name="P72" style:family="paragraph" style:parent-style-name="Text_20_body" style:list-style-name="L10">
      <style:paragraph-properties fo:text-indent="0cm" style:auto-text-indent="false"/>
      <style:text-properties fo:font-variant="normal" fo:text-transform="none" fo:color="#000000" loext:opacity="100%" style:font-name="Liberation Serif" fo:font-size="14pt" fo:letter-spacing="normal" fo:font-style="normal" fo:font-weight="normal" officeooo:rsid="00258f06" officeooo:paragraph-rsid="00eb77e4" style:font-size-asian="13pt" style:font-weight-asian="bold" style:font-size-complex="13pt" style:font-weight-complex="bold"/>
    </style:style>
    <style:style style:name="P73" style:family="paragraph" style:parent-style-name="Text_20_body">
      <style:paragraph-properties fo:text-indent="0cm" style:auto-text-indent="false"/>
      <style:text-properties fo:font-variant="normal" fo:text-transform="none" fo:color="#000000" loext:opacity="100%" style:font-name="Liberation Serif" fo:font-size="14pt" fo:letter-spacing="normal" fo:font-style="normal" fo:font-weight="normal" officeooo:rsid="00258f06" officeooo:paragraph-rsid="00eb77e4" style:font-size-asian="13pt" style:font-weight-asian="bold" style:font-size-complex="13pt" style:font-weight-complex="bold"/>
    </style:style>
    <style:style style:name="P74" style:family="paragraph" style:parent-style-name="Text_20_body">
      <style:paragraph-properties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3pt" style:font-weight-asian="bold" style:font-size-complex="13pt" style:font-weight-complex="bold"/>
    </style:style>
    <style:style style:name="P75" style:family="paragraph" style:parent-style-name="Text_20_body">
      <style:paragraph-properties fo:text-indent="0cm" style:auto-text-indent="false"/>
      <style:text-properties fo:font-variant="normal" fo:text-transform="none" fo:color="#000000" loext:opacity="100%" style:font-name="Liberation Serif" fo:font-size="14pt" fo:letter-spacing="normal" fo:font-style="normal" fo:font-weight="bold" officeooo:rsid="00323907" officeooo:paragraph-rsid="00eb77e4" style:font-size-asian="13pt" style:font-weight-asian="bold" style:font-size-complex="13pt" style:font-weight-complex="bold"/>
    </style:style>
    <style:style style:name="P76" style:family="paragraph" style:parent-style-name="Text_20_body" style:list-style-name="L11">
      <style:paragraph-properties fo:margin-left="0cm" fo:margin-right="0cm" fo:text-indent="0cm" style:auto-text-indent="false"/>
      <style:text-properties fo:color="#000000" loext:opacity="100%" style:font-name="Liberation Serif" fo:font-size="14pt" officeooo:rsid="00323907" officeooo:paragraph-rsid="00eb77e4" style:font-size-asian="13pt" style:font-weight-asian="bold" style:font-size-complex="13pt" style:font-weight-complex="bold"/>
    </style:style>
    <style:style style:name="P77" style:family="paragraph" style:parent-style-name="Text_20_body" style:list-style-name="L11">
      <style:paragraph-properties fo:text-indent="0cm" style:auto-text-indent="false"/>
      <style:text-properties fo:color="#000000" loext:opacity="100%" style:font-name="Liberation Serif" fo:font-size="14pt" officeooo:rsid="00323907" officeooo:paragraph-rsid="00eb77e4" style:font-size-asian="13pt" style:font-weight-asian="bold" style:font-size-complex="13pt" style:font-weight-complex="bold"/>
    </style:style>
    <style:style style:name="P78" style:family="paragraph" style:parent-style-name="Text_20_body" style:list-style-name="L11">
      <style:paragraph-properties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3pt" style:font-weight-asian="bold" style:font-size-complex="13pt" style:font-weight-complex="bold"/>
    </style:style>
    <style:style style:name="P79" style:family="paragraph" style:parent-style-name="Text_20_body" style:list-style-name="L11">
      <style:paragraph-properties fo:text-indent="0cm" style:auto-text-indent="false"/>
      <style:text-properties fo:font-variant="normal" fo:text-transform="none" fo:color="#000000" loext:opacity="100%" style:font-name="Liberation Serif" fo:font-size="14pt" fo:letter-spacing="normal" fo:font-style="normal" fo:font-weight="normal" officeooo:paragraph-rsid="00eb77e4"/>
    </style:style>
    <style:style style:name="P80" style:family="paragraph" style:parent-style-name="Text_20_body">
      <style:paragraph-properties fo:text-indent="0cm" style:auto-text-indent="false"/>
      <style:text-properties fo:font-variant="normal" fo:text-transform="none" fo:color="#000000" loext:opacity="100%" style:font-name="Liberation Serif" fo:font-size="18pt" fo:letter-spacing="normal" fo:font-style="normal" fo:font-weight="bold" officeooo:rsid="00323907" officeooo:paragraph-rsid="00eb77e4" style:font-size-asian="18pt" style:font-weight-asian="bold" style:font-size-complex="18pt" style:font-weight-complex="bold"/>
    </style:style>
    <style:style style:name="P81" style:family="paragraph" style:parent-style-name="Text_20_body">
      <style:paragraph-properties fo:text-indent="0cm" style:auto-text-indent="false"/>
      <style:text-properties fo:font-variant="normal" fo:text-transform="none" fo:color="#000000" loext:opacity="100%" style:font-name="Liberation Serif" fo:font-size="13pt" fo:letter-spacing="normal" fo:font-style="normal" fo:font-weight="normal" officeooo:rsid="00323907" officeooo:paragraph-rsid="00eb77e4" style:font-size-asian="11.3500003814697pt" style:font-weight-asian="normal" style:font-size-complex="13pt" style:font-weight-complex="normal"/>
    </style:style>
    <style:style style:name="P82" style:family="paragraph" style:parent-style-name="Text_20_body">
      <style:paragraph-properties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4pt" style:font-weight-asian="bold" style:font-size-complex="14pt" style:font-weight-complex="bold"/>
    </style:style>
    <style:style style:name="P83"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4pt" style:font-weight-asian="bold" style:font-size-complex="14pt" style:font-weight-complex="bold"/>
    </style:style>
    <style:style style:name="P84" style:family="paragraph" style:parent-style-name="Text_20_body" style:list-style-name="L12">
      <style:paragraph-properties fo:margin-left="0cm" fo:margin-right="0cm"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4pt" style:font-weight-asian="bold" style:font-size-complex="14pt" style:font-weight-complex="bold"/>
    </style:style>
    <style:style style:name="P85" style:family="paragraph" style:parent-style-name="Text_20_body" style:list-style-name="L12">
      <style:paragraph-properties fo:text-indent="0cm" style:auto-text-indent="false"/>
      <style:text-properties fo:color="#000000" loext:opacity="100%" style:font-name="Liberation Serif" fo:font-size="14pt" officeooo:rsid="00323907" officeooo:paragraph-rsid="00eb77e4" style:font-size-asian="13pt" style:font-weight-asian="bold" style:font-size-complex="13pt" style:font-weight-complex="bold"/>
    </style:style>
    <style:style style:name="P86" style:family="paragraph" style:parent-style-name="Text_20_body" style:list-style-name="L12">
      <style:paragraph-properties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4pt" style:font-weight-asian="bold" style:font-size-complex="14pt" style:font-weight-complex="bold"/>
    </style:style>
    <style:style style:name="P87"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3pt" style:font-weight-asian="bold" style:font-size-complex="13pt" style:font-weight-complex="bold"/>
    </style:style>
    <style:style style:name="P88" style:family="paragraph" style:parent-style-name="Text_20_body" style:list-style-name="L13">
      <style:paragraph-properties fo:margin-left="0cm" fo:margin-right="0cm" fo:text-indent="0cm" style:auto-text-indent="false"/>
      <style:text-properties fo:color="#000000" loext:opacity="100%" style:font-name="Liberation Serif" fo:font-size="14pt" officeooo:rsid="00323907" officeooo:paragraph-rsid="00eb77e4" style:font-size-asian="13pt" style:font-weight-asian="bold" style:font-size-complex="13pt" style:font-weight-complex="bold"/>
    </style:style>
    <style:style style:name="P89" style:family="paragraph" style:parent-style-name="Text_20_body" style:list-style-name="L13">
      <style:paragraph-properties fo:text-indent="0cm" style:auto-text-indent="false"/>
      <style:text-properties fo:color="#000000" loext:opacity="100%" style:font-name="Liberation Serif" fo:font-size="14pt" officeooo:rsid="00323907" officeooo:paragraph-rsid="00eb77e4" style:font-size-asian="13pt" style:font-weight-asian="bold" style:font-size-complex="13pt" style:font-weight-complex="bold"/>
    </style:style>
    <style:style style:name="P90" style:family="paragraph" style:parent-style-name="Text_20_body" style:list-style-name="L13">
      <style:paragraph-properties fo:text-indent="0cm" style:auto-text-indent="false"/>
      <style:text-properties fo:font-variant="normal" fo:text-transform="none" fo:color="#000000" loext:opacity="100%" style:font-name="Liberation Serif" fo:font-size="14pt" fo:letter-spacing="normal" fo:font-style="normal" fo:font-weight="normal" officeooo:rsid="00323907" officeooo:paragraph-rsid="00eb77e4" style:font-size-asian="13pt" style:font-weight-asian="bold" style:font-size-complex="13pt" style:font-weight-complex="bold"/>
    </style:style>
    <style:style style:name="P91" style:family="paragraph" style:parent-style-name="Text_20_body">
      <style:paragraph-properties fo:text-indent="0cm" style:auto-text-indent="false"/>
      <style:text-properties fo:font-variant="normal" fo:text-transform="none" fo:color="#000000" loext:opacity="100%" style:font-name="Liberation Serif" fo:font-size="13pt" fo:letter-spacing="normal" fo:font-style="normal" fo:font-weight="normal" officeooo:rsid="0060cd05" officeooo:paragraph-rsid="00eb77e4" style:font-size-asian="11.3500003814697pt" style:font-weight-asian="normal" style:font-size-complex="13pt" style:font-weight-complex="normal"/>
    </style:style>
    <style:style style:name="T1"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2" style:family="text">
      <style:text-properties fo:font-variant="normal" fo:text-transform="none" fo:color="#000000" loext:opacity="100%" style:font-name="Liberation Serif" fo:font-size="14pt" fo:letter-spacing="normal" fo:font-style="normal" style:font-size-asian="14pt" style:font-size-complex="14pt"/>
    </style:style>
    <style:style style:name="T3" style:family="text">
      <style:text-properties fo:font-variant="normal" fo:text-transform="none" fo:color="#000000" loext:opacity="100%" style:font-name="Liberation Serif" fo:font-size="14pt" fo:letter-spacing="normal" fo:font-style="normal" fo:font-weight="normal" officeooo:rsid="00d7bdf2" style:font-size-asian="14pt" style:font-size-complex="14pt"/>
    </style:style>
    <style:style style:name="T4" style:family="text">
      <style:text-properties fo:font-variant="normal" fo:text-transform="none" fo:color="#000000" loext:opacity="100%" style:font-name="Liberation Serif" fo:font-size="14pt" fo:letter-spacing="normal" fo:font-style="normal" fo:font-weight="normal" officeooo:rsid="00ef080f" style:font-size-asian="14pt" style:font-size-complex="14pt"/>
    </style:style>
    <style:style style:name="T5" style:family="text">
      <style:text-properties fo:font-variant="normal" fo:text-transform="none" style:font-name="Liberation Serif" fo:letter-spacing="normal" fo:font-style="normal" fo:font-weight="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style:font-name="Liberation Serif" fo:letter-spacing="normal" fo:font-style="normal" fo:font-weight="normal"/>
    </style:style>
    <style:style style:name="T8" style:family="text">
      <style:text-properties fo:font-variant="normal" fo:text-transform="none" fo:letter-spacing="normal" fo:font-style="normal" fo:font-weight="normal" officeooo:rsid="00ef9aac"/>
    </style:style>
    <style:style style:name="T9" style:family="text">
      <style:text-properties fo:font-variant="normal" fo:text-transform="none" fo:letter-spacing="normal" fo:font-style="normal" fo:font-weight="normal" officeooo:rsid="00f05676"/>
    </style:style>
    <style:style style:name="T10" style:family="text">
      <style:text-properties fo:font-variant="normal" fo:text-transform="none" fo:letter-spacing="normal" fo:font-style="normal" fo:font-weight="normal" officeooo:rsid="00da987a"/>
    </style:style>
    <style:style style:name="T11" style:family="text">
      <style:text-properties fo:font-variant="normal" fo:text-transform="none" fo:letter-spacing="normal" fo:font-style="normal" fo:font-weight="normal" officeooo:rsid="00f17bb3"/>
    </style:style>
    <style:style style:name="T12" style:family="text">
      <style:text-properties fo:font-variant="normal" fo:text-transform="none" style:font-name="Liberation Serif" fo:letter-spacing="normal" fo:font-style="normal" fo:font-weight="normal" officeooo:rsid="00e0b152"/>
    </style:style>
    <style:style style:name="T13" style:family="text">
      <style:text-properties fo:font-variant="normal" fo:text-transform="none" fo:letter-spacing="normal" fo:font-style="normal" fo:font-weight="bold"/>
    </style:style>
    <style:style style:name="T14" style:family="text">
      <style:text-properties fo:font-variant="normal" fo:text-transform="none" fo:color="#000000" loext:opacity="100%" fo:font-size="14pt" fo:letter-spacing="normal" fo:font-style="normal" fo:font-weight="normal" style:font-size-asian="14pt" style:font-size-complex="14pt"/>
    </style:style>
    <style:style style:name="T15" style:family="text">
      <style:text-properties style:font-name="Liberation Serif" fo:font-size="14pt" fo:font-weight="normal" style:font-size-asian="14pt" style:font-size-complex="14pt"/>
    </style:style>
    <style:style style:name="T16" style:family="text">
      <style:text-properties fo:font-size="14pt" fo:font-weight="normal"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normal" style:font-size-asian="14pt" style:font-weight-asian="bold" style:font-size-complex="14pt" style:font-weight-complex="bold"/>
    </style:style>
    <style:style style:name="T18" style:family="text">
      <style:text-properties fo:font-variant="normal" fo:text-transform="none" fo:color="#000000" loext:opacity="100%" style:font-name="Liberation Serif" fo:font-size="14pt" fo:letter-spacing="normal" fo:font-style="normal" fo:font-weight="normal" officeooo:rsid="00c1ac26" style:font-size-asian="14pt" style:font-weight-asian="bold" style:font-size-complex="14pt" style:font-weight-complex="bold"/>
    </style:style>
    <style:style style:name="T19" style:family="text">
      <style:text-properties officeooo:rsid="00c59371"/>
    </style:style>
    <style:style style:name="T20" style:family="text">
      <style:text-properties fo:font-variant="normal" fo:text-transform="none" fo:color="#000000" loext:opacity="100%" fo:font-size="14pt" fo:letter-spacing="normal" fo:font-style="normal" fo:font-weight="normal" officeooo:rsid="00c7377f" style:font-size-asian="14pt" style:font-size-complex="14pt"/>
    </style:style>
    <style:style style:name="T21" style:family="text">
      <style:text-properties officeooo:rsid="00c86826"/>
    </style:style>
    <style:style style:name="T22" style:family="text">
      <style:text-properties fo:font-variant="normal" fo:text-transform="none" fo:color="#000000" loext:opacity="100%" style:font-name="Liberation Serif" fo:letter-spacing="normal" fo:font-style="normal" style:font-size-asian="14pt"/>
    </style:style>
    <style:style style:name="T23" style:family="text">
      <style:text-properties fo:font-variant="normal" fo:text-transform="none" fo:color="#000000" loext:opacity="100%" fo:letter-spacing="normal" fo:font-style="normal" fo:font-weight="normal" style:font-size-asian="14pt"/>
    </style:style>
    <style:style style:name="T24" style:family="text">
      <style:text-properties fo:font-variant="normal" fo:text-transform="none" fo:color="#000000" loext:opacity="100%" fo:letter-spacing="normal" style:font-size-asian="14pt"/>
    </style:style>
    <style:style style:name="T25" style:family="text">
      <style:text-properties style:font-name="Liberation Serif" fo:font-weight="bold" style:font-size-asian="14pt"/>
    </style:style>
    <style:style style:name="T26" style:family="text">
      <style:text-properties style:font-name="Liberation Serif" style:font-size-asian="14pt"/>
    </style:style>
    <style:style style:name="T27" style:family="text">
      <style:text-properties fo:font-variant="normal" fo:text-transform="none" fo:color="#000000" loext:opacity="100%" fo:font-size="14pt" fo:letter-spacing="normal" style:font-size-asian="14pt" style:font-size-complex="14pt"/>
    </style:style>
    <style:style style:name="T28" style:family="text">
      <style:text-properties style:font-name="Liberation Serif" fo:font-weight="bold" style:font-size-asian="14pt" style:font-size-complex="14pt"/>
    </style:style>
    <style:style style:name="T29" style:family="text">
      <style:text-properties style:font-name="Liberation Serif" style:font-size-asian="14pt" style:font-size-complex="14pt"/>
    </style:style>
    <style:style style:name="T30" style:family="text">
      <style:text-properties style:font-name="Liberation Serif" fo:font-weight="bold"/>
    </style:style>
    <style:style style:name="T31" style:family="text">
      <style:text-properties officeooo:rsid="0088dff5"/>
    </style:style>
    <style:style style:name="T32" style:family="text">
      <style:text-properties style:font-name="Liberation Serif" fo:font-size="14pt" style:font-size-asian="14pt" style:font-size-complex="14pt"/>
    </style:style>
    <style:style style:name="T33" style:family="text">
      <style:text-properties fo:font-size="14pt" fo:font-weight="normal" officeooo:rsid="009f07d3" style:font-size-asian="14pt" style:font-size-complex="14pt"/>
    </style:style>
    <style:style style:name="T34" style:family="text">
      <style:text-properties fo:font-size="14pt" fo:font-weight="normal" officeooo:rsid="009f9301" style:font-size-asian="14pt" style:font-size-complex="14pt"/>
    </style:style>
    <style:style style:name="T35" style:family="text">
      <style:text-properties style:font-name="Liberation Serif"/>
    </style:style>
    <style:style style:name="T36" style:family="text">
      <style:text-properties style:font-name="Liberation Serif" officeooo:rsid="00968ab0"/>
    </style:style>
    <style:style style:name="T37" style:family="text">
      <style:text-properties style:font-name="Liberation Serif" officeooo:rsid="00a54a59"/>
    </style:style>
    <style:style style:name="T38" style:family="text">
      <style:text-properties style:font-name="Liberation Serif" officeooo:rsid="00b0470f"/>
    </style:style>
    <style:style style:name="T39"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40" style:family="text">
      <style:text-properties fo:font-variant="normal" fo:text-transform="none" fo:color="#000000" loext:opacity="100%" fo:font-size="14pt" fo:letter-spacing="normal" fo:font-style="normal" fo:font-weight="normal" officeooo:rsid="00656eac" style:font-size-asian="14pt" style:font-size-complex="14pt"/>
    </style:style>
    <style:style style:name="T41" style:family="text">
      <style:text-properties style:font-name="Liberation Serif" fo:font-weight="bold" style:font-size-asian="14pt" style:font-weight-asian="bold" style:font-size-complex="14pt" style:font-weight-complex="bold"/>
    </style:style>
    <style:style style:name="T42" style:family="text">
      <style:text-properties style:font-name="Liberation Serif" officeooo:rsid="00676bb1" style:font-size-asian="14pt" style:font-size-complex="14pt"/>
    </style:style>
    <style:style style:name="T43" style:family="text">
      <style:text-properties style:font-name="Liberation Serif" officeooo:rsid="006e5256" style:font-size-asian="14pt" style:font-size-complex="14pt"/>
    </style:style>
    <style:style style:name="T44" style:family="text">
      <style:text-properties style:font-name="Liberation Serif" officeooo:rsid="0070043a" style:font-size-asian="14pt" style:font-size-complex="14pt"/>
    </style:style>
    <style:style style:name="T45" style:family="text">
      <style:text-properties style:font-name="Liberation Serif" officeooo:rsid="00722c99" style:font-size-asian="14pt" style:font-size-complex="14pt"/>
    </style:style>
    <style:style style:name="T46" style:family="text">
      <style:text-properties style:font-name="Liberation Serif" officeooo:rsid="007eeaa6" style:font-size-asian="14pt" style:font-size-complex="14pt"/>
    </style:style>
    <style:style style:name="T47" style:family="text">
      <style:text-properties fo:font-size="12pt" fo:font-weight="normal" style:font-size-asian="10.5pt" style:font-weight-asian="normal" style:font-size-complex="12pt" style:font-weight-complex="normal"/>
    </style:style>
    <style:style style:name="T48" style:family="text">
      <style:text-properties fo:font-size="12pt" fo:font-weight="normal" officeooo:rsid="0012f6c3" style:font-size-asian="10.5pt" style:font-weight-asian="normal" style:font-size-complex="12pt" style:font-weight-complex="normal"/>
    </style:style>
    <style:style style:name="T49" style:family="text">
      <style:text-properties fo:font-variant="normal" fo:text-transform="none" fo:color="#000000" loext:opacity="100%" style:font-name="Liberation Serif" fo:font-size="13pt" fo:letter-spacing="normal" fo:font-style="normal" fo:font-weight="bold" style:font-size-asian="13pt" style:font-weight-asian="bold" style:font-size-complex="13pt" style:font-weight-complex="bold"/>
    </style:style>
    <style:style style:name="T50" style:family="text">
      <style:text-properties fo:font-variant="normal" fo:text-transform="none" fo:color="#000000" loext:opacity="100%" style:font-name="Liberation Serif" fo:font-size="13pt" fo:letter-spacing="normal" fo:font-style="normal" style:font-size-asian="13pt" style:font-size-complex="13pt"/>
    </style:style>
    <style:style style:name="T51" style:family="text">
      <style:text-properties style:font-name="Liberation Serif"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style:font-name="Liberation Serif" fo:font-size="13pt" fo:font-weight="bold" style:font-weight-asian="bold" style:font-weight-complex="bold"/>
    </style:style>
    <style:style style:name="T54" style:family="text">
      <style:text-properties style:font-name="Liberation Serif" fo:font-size="13pt" style:font-weight-asian="normal" style:font-weight-complex="normal"/>
    </style:style>
    <style:style style:name="T55" style:family="text">
      <style:text-properties style:font-name="Liberation Serif" fo:font-size="13pt" officeooo:rsid="00266d31" style:font-weight-asian="normal" style:font-weight-complex="normal"/>
    </style:style>
    <style:style style:name="T56" style:family="text">
      <style:text-properties style:font-name="Liberation Serif" fo:font-size="13pt" fo:font-weight="bold" officeooo:rsid="00266d31" style:font-weight-asian="bold" style:font-weight-complex="bold"/>
    </style:style>
    <style:style style:name="T57" style:family="text">
      <style:text-properties style:font-name="Liberation Serif" officeooo:rsid="0016aed1"/>
    </style:style>
    <style:style style:name="T58" style:family="text">
      <style:text-properties style:font-name="Liberation Serif" fo:font-size="13pt"/>
    </style:style>
    <style:style style:name="T59" style:family="text">
      <style:text-properties style:font-name="Liberation Serif" fo:font-size="13pt" officeooo:rsid="0016aed1"/>
    </style:style>
    <style:style style:name="T60" style:family="text">
      <style:text-properties style:font-name="Liberation Serif" fo:font-size="13pt" officeooo:rsid="0016de37"/>
    </style:style>
    <style:style style:name="T61" style:family="text">
      <style:text-properties style:font-name="Liberation Serif" fo:font-size="13pt" officeooo:rsid="001d3c8b"/>
    </style:style>
    <style:style style:name="T62" style:family="text">
      <style:text-properties style:font-name="Liberation Serif" fo:font-size="13pt" officeooo:rsid="00258f06"/>
    </style:style>
    <style:style style:name="T63" style:family="text">
      <style:text-properties style:font-name="Liberation Serif" fo:font-size="13pt" fo:font-weight="bold" officeooo:rsid="00258f06" style:font-weight-asian="bold" style:font-weight-complex="bold"/>
    </style:style>
    <style:style style:name="T64" style:family="text">
      <style:text-properties style:font-name="Liberation Serif" fo:font-size="13pt" officeooo:rsid="00258f06"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style:style>
    <style:style style:name="T67" style:family="text">
      <style:text-properties fo:font-weight="bold" officeooo:rsid="00323907" style:font-size-asian="13pt" style:font-weight-asian="bold" style:font-size-complex="13pt" style:font-weight-complex="bold"/>
    </style:style>
    <style:style style:name="T68" style:family="text">
      <style:text-properties officeooo:rsid="00323907" style:font-size-asian="13pt" style:font-weight-asian="normal" style:font-size-complex="13pt" style:font-weight-complex="normal"/>
    </style:style>
    <style:style style:name="T69" style:family="text">
      <style:text-properties style:font-name="Liberation Serif" officeooo:rsid="00323907" style:font-size-asian="13pt" style:font-weight-asian="normal" style:font-size-complex="13pt" style:font-weight-complex="normal"/>
    </style:style>
    <style:style style:name="T70" style:family="text">
      <style:text-properties fo:font-variant="normal" fo:text-transform="none" fo:letter-spacing="normal" fo:font-style="italic" fo:font-weight="normal" style:font-size-asian="14pt" style:font-size-complex="14pt"/>
    </style:style>
    <style:style style:name="T71" style:family="text">
      <style:text-properties fo:font-variant="normal" fo:text-transform="none" fo:letter-spacing="normal" fo:font-style="normal" fo:font-weight="normal" style:font-size-asian="14pt" style:font-size-complex="14pt"/>
    </style:style>
    <style:style style:name="T72" style:family="text">
      <style:text-properties fo:font-variant="normal" fo:text-transform="none" style:font-name="Liberation Serif" fo:letter-spacing="normal" fo:font-style="normal" fo:font-weight="normal" style:font-size-asian="14pt" style:font-size-complex="14pt"/>
    </style:style>
    <style:style style:name="T73" style:family="text">
      <style:text-properties fo:font-variant="normal" fo:text-transform="none" style:font-name="Liberation Serif" fo:letter-spacing="normal" fo:font-style="normal" fo:font-weight="normal" officeooo:rsid="0047b670" style:font-size-asian="14pt" style:font-size-complex="14pt"/>
    </style:style>
    <style:style style:name="T74" style:family="text">
      <style:text-properties fo:font-variant="normal" fo:text-transform="none" fo:letter-spacing="normal" fo:font-style="normal" fo:font-weight="normal" officeooo:rsid="0047b670" style:font-size-asian="14pt" style:font-size-complex="14pt"/>
    </style:style>
    <style:style style:name="T75" style:family="text">
      <style:text-properties fo:font-variant="normal" fo:text-transform="none" fo:letter-spacing="normal" fo:font-style="normal" fo:font-weight="normal" officeooo:rsid="00499f75" style:font-size-asian="14pt" style:font-size-complex="14pt"/>
    </style:style>
    <style:style style:name="T76" style:family="text">
      <style:text-properties fo:font-variant="normal" fo:text-transform="none" style:font-name="Liberation Serif" fo:letter-spacing="normal" fo:font-style="normal" fo:font-weight="normal" officeooo:rsid="004a638e" style:font-size-asian="14pt" style:font-size-complex="14pt"/>
    </style:style>
    <style:style style:name="T77" style:family="text">
      <style:text-properties fo:font-variant="normal" fo:text-transform="none" fo:letter-spacing="normal" fo:font-style="normal" fo:font-weight="normal" officeooo:rsid="004c439c" style:font-size-asian="14pt" style:font-size-complex="14pt"/>
    </style:style>
    <style:style style:name="T78" style:family="text">
      <style:text-properties fo:font-variant="normal" fo:text-transform="none" fo:letter-spacing="normal" fo:font-style="normal" fo:font-weight="normal" officeooo:rsid="0056f9e0"/>
    </style:style>
    <style:style style:name="T79" style:family="text">
      <style:text-properties fo:font-variant="normal" fo:text-transform="none" fo:letter-spacing="normal" fo:font-style="normal" fo:font-weight="normal" officeooo:rsid="00583840"/>
    </style:style>
    <style:style style:name="T80" style:family="text">
      <style:text-properties fo:font-variant="normal" fo:text-transform="none" fo:letter-spacing="normal" fo:font-style="normal" fo:font-weight="normal" officeooo:rsid="0058cb06"/>
    </style:style>
    <style:style style:name="T81" style:family="text">
      <style:text-properties fo:font-variant="normal" fo:text-transform="none" fo:letter-spacing="normal" fo:font-style="normal" fo:font-weight="normal" officeooo:rsid="005b4326"/>
    </style:style>
    <style:style style:name="T82" style:family="text">
      <style:text-properties officeooo:rsid="005d7dd8"/>
    </style:style>
    <style:style style:name="T83" style:family="text">
      <style:text-properties officeooo:rsid="005d5443"/>
    </style:style>
    <style:style style:name="T84" style:family="text">
      <style:text-properties officeooo:rsid="005e860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886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CSD5333 ΕΜΜΑΝΟΥΗΛ ΖΑΧΑΡΙΑΣ</text:p>
      <text:p text:style-name="P3"/>
      <text:p text:style-name="P3"/>
      <text:p text:style-name="P4"/>
      <text:p text:style-name="P4"/>
      <text:p text:style-name="P5"><text:s/>Τις κλάσεις και τις μεθόδους που χρησιμοποιήσατε.</text:p>
      <text:p text:style-name="P6"/>
      <text:p text:style-name="P7">Μερικές απο τις κύριες μεθόδους που χρησιμοποίησα για το project ανά αρχείο είναι οι εξής</text:p>
      <text:p text:style-name="P8"/>
      <text:h text:style-name="P9" text:outline-level="3">1. Backend Modules (Node.js)</text:h>
      <text:p text:style-name="P10"><text:span text:style-name="T1">Αυτά τα αρχεία περιέχουν τις μεθόδους που καλεί ο </text:span><text:span text:style-name="Source_20_Text"><text:span text:style-name="T1">app.js</text:span></text:span><text:span text:style-name="T1"> για να μιλήσει με τη βάση.</text:span></text:p>
      <text:list text:style-name="L1">
        <text:list-item>
          <text:p text:style-name="P11"><text:span text:style-name="Source_20_Text"><text:span text:style-name="T2">databaseQueriesUsers.js</text:span></text:span><text:span text:style-name="T1"> </text:span></text:p>
          <text:list>
            <text:list-item>
              <text:p text:style-name="P12"><text:span text:style-name="Source_20_Text"><text:span text:style-name="T1">getUserByCredentials(username, password)</text:span></text:span><text:span text:style-name="T1">: Έλεγχος στοιχείων για Login.</text:span></text:p>
            </text:list-item>
            <text:list-item>
              <text:p text:style-name="P12"><text:span text:style-name="Source_20_Text"><text:span text:style-name="T1">insertUser(userData)</text:span></text:span><text:span text:style-name="T1">: Εγγραφή νέου χρήστη.</text:span></text:p>
            </text:list-item>
            <text:list-item>
              <text:p text:style-name="P12"><text:span text:style-name="Source_20_Text"><text:span text:style-name="T1">updateUserFields(username, updates)</text:span></text:span><text:span text:style-name="T1">: Ενημέρωση προφίλ χρήστη.</text:span></text:p>
            </text:list-item>
            <text:list-item>
              <text:p text:style-name="P12"><text:span text:style-name="Source_20_Text"><text:span text:style-name="T1">dbGetDuplicate(type, value)</text:span></text:span><text:span text:style-name="T1">: Έλεγχος για </text:span><text:span text:style-name="T3">duplicates</text:span></text:p>
            </text:list-item>
            <text:list-item>
              <text:p text:style-name="P12"><text:span text:style-name="Source_20_Text"><text:span text:style-name="T1">getUserPrivateEventsFromDB(userId)</text:span></text:span><text:span text:style-name="T1">: Ανάκτηση κρατήσεων χρήστη.</text:span></text:p>
            </text:list-item>
          </text:list>
        </text:list-item>
        <text:list-item>
          <text:p text:style-name="P12"><text:span text:style-name="Source_20_Text"><text:span text:style-name="T2">databaseQueriesBands.js</text:span></text:span><text:span text:style-name="T1"> (Διαχείριση </text:span><text:span text:style-name="T4">bands</text:span><text:span text:style-name="T1">)</text:span></text:p>
          <text:list>
            <text:list-item>
              <text:p text:style-name="P12"><text:span text:style-name="Source_20_Text"><text:span text:style-name="T1">getAllBands()</text:span></text:span><text:span text:style-name="T1">: Ανάκτηση όλων των bands.</text:span></text:p>
            </text:list-item>
            <text:list-item>
              <text:p text:style-name="P12"><text:span text:style-name="Source_20_Text"><text:span text:style-name="T1">getBandsFiltered(genre, city, date)</text:span></text:span><text:span text:style-name="T1">: Αναζήτηση bands με φίλτρα.</text:span></text:p>
            </text:list-item>
            <text:list-item>
              <text:p text:style-name="P12"><text:span text:style-name="Source_20_Text"><text:span text:style-name="T1">getBandByCredentials(username, password)</text:span></text:span><text:span text:style-name="T1">: Login συγκροτήματος.</text:span></text:p>
            </text:list-item>
            <text:list-item>
              <text:p text:style-name="P12"><text:span text:style-name="Source_20_Text"><text:span text:style-name="T1">updateBandFields(username, updates)</text:span></text:span><text:span text:style-name="T1">: Ενημέρωση προφίλ μπάντας.</text:span></text:p>
            </text:list-item>
            <text:list-item>
              <text:p text:style-name="P12"><text:span text:style-name="Source_20_Text"><text:span text:style-name="T1">getPublicEventsByBand(bandId)</text:span></text:span><text:span text:style-name="T1">: Ανάκτηση events της μπάντας.</text:span></text:p>
            </text:list-item>
            <text:list-item>
              <text:p text:style-name="P12"><text:span text:style-name="Source_20_Text"><text:span text:style-name="T1">getBandAvailabiltyFromDB(bandId)</text:span></text:span><text:span text:style-name="T1">: Εύρεση δεσμευμένων ημερομηνιών.</text:span></text:p>
            </text:list-item>
            <text:list-item>
              <text:p text:style-name="P12"><text:span text:style-name="Source_20_Text"><text:span text:style-name="T1">getReviewsFromDB(bandName)</text:span></text:span><text:span text:style-name="T1"> / </text:span><text:span text:style-name="Source_20_Text"><text:span text:style-name="T1">updateReviewStatusDB(...)</text:span></text:span><text:span text:style-name="T1">: Διαχείριση κριτικών.</text:span></text:p>
            </text:list-item>
          </text:list>
        </text:list-item>
        <text:list-item>
          <text:p text:style-name="P12"><text:span text:style-name="Source_20_Text"><text:span text:style-name="T2">databaseInsert.js</text:span></text:span><text:span text:style-name="T1"> (Εισαγωγή Δεδομένων)</text:span></text:p>
          <text:list>
            <text:list-item>
              <text:p text:style-name="P12"><text:soft-page-break/><text:span text:style-name="Source_20_Text"><text:span text:style-name="T1">insertReview(data)</text:span></text:span><text:span text:style-name="T1">: Αποθήκευση νέας κριτικής.</text:span></text:p>
            </text:list-item>
            <text:list-item>
              <text:p text:style-name="P12"><text:span text:style-name="Source_20_Text"><text:span text:style-name="T1">insertPublicEvent(event)</text:span></text:span><text:span text:style-name="T1">: Αποθήκευση νέου δημόσιου event.</text:span></text:p>
            </text:list-item>
            <text:list-item>
              <text:p text:style-name="P12"><text:span text:style-name="Source_20_Text"><text:span text:style-name="T1">insertPrivateEvent(event)</text:span></text:span><text:span text:style-name="T1">: Αποθήκευση αιτήματος κράτησης (Booking).</text:span></text:p>
            </text:list-item>
            <text:list-item>
              <text:p text:style-name="P12"><text:span text:style-name="Source_20_Text"><text:span text:style-name="T1">insertMessage(msg)</text:span></text:span><text:span text:style-name="T1">: Αποθήκευση μηνύματος Chat.</text:span></text:p>
            </text:list-item>
          </text:list>
        </text:list-item>
        <text:list-item>
          <text:p text:style-name="P12"><text:span text:style-name="Source_20_Text"><text:span text:style-name="T2">app.js</text:span></text:span><text:span text:style-name="T1"> (Main Server Logic)</text:span></text:p>
          <text:list>
            <text:list-item>
              <text:p text:style-name="P12"><text:span text:style-name="Source_20_Text"><text:span text:style-name="T1">app.get()</text:span></text:span><text:span text:style-name="T1">, </text:span><text:span text:style-name="Source_20_Text"><text:span text:style-name="T1">app.post()</text:span></text:span><text:span text:style-name="T1">, </text:span><text:span text:style-name="Source_20_Text"><text:span text:style-name="T1">app.put()</text:span></text:span><text:span text:style-name="T1">, </text:span><text:span text:style-name="Source_20_Text"><text:span text:style-name="T1">app.delete()</text:span></text:span><text:span text:style-name="T1">: Οι μέθοδοι δρομολόγησης (Routing).</text:span></text:p>
            </text:list-item>
            <text:list-item>
              <text:p text:style-name="P12"><text:span text:style-name="Source_20_Text"><text:span text:style-name="T1">io.on('connection')</text:span></text:span><text:span text:style-name="T1">: Η μέθοδος διαχείρισης των WebSockets.</text:span></text:p>
            </text:list-item>
            <text:list-item>
              <text:p text:style-name="P12"><text:span text:style-name="Source_20_Text"><text:span text:style-name="T1">groq.chat.completions.create(...)</text:span></text:span><text:span text:style-name="T1">: Η μέθοδος κλήσης του AI.</text:span></text:p>
            </text:list-item>
          </text:list>
        </text:list-item>
      </text:list>
      <text:p text:style-name="P13"/>
      <text:p text:style-name="P13"/>
      <text:h text:style-name="P14" text:outline-level="3">2. Frontend Modules (Client-side JS)</text:h>
      <text:list text:style-name="L2">
        <text:list-item>
          <text:p text:style-name="P15"><text:span text:style-name="Source_20_Text"><text:span text:style-name="T5">ajax.js</text:span></text:span><text:span text:style-name="T6"> </text:span></text:p>
          <text:list>
            <text:list-item>
              <text:p text:style-name="P16"><text:span text:style-name="Source_20_Text"><text:span text:style-name="T7">RegisterPost(form)</text:span></text:span><text:span text:style-name="T6">: Στέλνει τα δεδομένα εγγραφής (User/Band) στον server.</text:span></text:p>
            </text:list-item>
            <text:list-item>
              <text:p text:style-name="P16"><text:span text:style-name="Source_20_Text"><text:span text:style-name="T7">loginPost()</text:span></text:span><text:span text:style-name="T6">: Διαχειρίζεται την είσοδο (Login) των χρηστών.</text:span></text:p>
            </text:list-item>
            <text:list-item>
              <text:p text:style-name="P16"><text:span text:style-name="Source_20_Text"><text:span text:style-name="T7">checkDuplicate(type, username, form)</text:span></text:span><text:span text:style-name="T6">: Ελέγχει ασύγχρονα αν υπάρχει ήδη το username/email στη βάση.</text:span></text:p>
            </text:list-item>
            <text:list-item>
              <text:p text:style-name="P16"><text:span text:style-name="Source_20_Text"><text:span text:style-name="T7">validateProfilePassword(form)</text:span></text:span><text:span text:style-name="T6">: Ελέγχει την πολυπλοκότητα του κωδικού (ασφάλεια).</text:span></text:p>
            </text:list-item>
            <text:list-item>
              <text:p text:style-name="P16"><text:span text:style-name="Source_20_Text"><text:span text:style-name="T7">populateProfileForm(userData)</text:span></text:span><text:span text:style-name="T6">: Γεμίζει δυναμικά τη φόρμα προφίλ με τα δεδομένα του χρήστη.</text:span></text:p>
            </text:list-item>
          </text:list>
        </text:list-item>
        <text:list-item>
          <text:p text:style-name="P16"><text:span text:style-name="Source_20_Text"><text:span text:style-name="T5">view_bands.js</text:span></text:span><text:span text:style-name="T6"> (Αναζήτηση &amp; Προφίλ </text:span><text:span text:style-name="T8">bands</text:span><text:span text:style-name="T6">)</text:span></text:p>
          <text:list>
            <text:list-item>
              <text:p text:style-name="P16"><text:span text:style-name="Source_20_Text"><text:span text:style-name="T7">searchBands(event)</text:span></text:span><text:span text:style-name="T6">: Καλεί το endpoint </text:span><text:span text:style-name="Source_20_Text"><text:span text:style-name="T7">/bands/search</text:span></text:span><text:span text:style-name="T6"> με τα επιλεγμένα φίλτρα (είδος, πόλη, έτος).</text:span></text:p>
            </text:list-item>
            <text:list-item>
              <text:p text:style-name="P16"><text:span text:style-name="Source_20_Text"><text:span text:style-name="T7">showBands(bands)</text:span></text:span><text:span text:style-name="T6">: Κατασκευάζει δυναμικά τις κάρτες (HTML) των συγκροτημάτων.</text:span></text:p>
            </text:list-item>
            <text:list-item>
              <text:p text:style-name="P16"><text:span text:style-name="Source_20_Text"><text:span text:style-name="T7">openBandProfile(band)</text:span></text:span><text:span text:style-name="T6">: Εμφανίζει το πλήρες προφίλ της μπάντας (reviews, stats, events).</text:span></text:p>
            </text:list-item>
            <text:list-item>
              <text:p text:style-name="P16"><text:soft-page-break/><text:span text:style-name="Source_20_Text"><text:span text:style-name="T7">renderCalendar(band)</text:span></text:span><text:span text:style-name="T6">: Δημιουργεί το ημερολόγιο διαθεσιμότητας και χρωματίζει τις δεσμευμένες ημερομηνίες.</text:span></text:p>
            </text:list-item>
            <text:list-item>
              <text:p text:style-name="P16"><text:span text:style-name="Source_20_Text"><text:span text:style-name="T7">submitPrivateEvent(event, currentBand)</text:span></text:span><text:span text:style-name="T6">: Στέλνει αίτημα κράτησης <text:s/>στην μπάντα.</text:span></text:p>
            </text:list-item>
            <text:list-item>
              <text:p text:style-name="P16"><text:span text:style-name="Source_20_Text"><text:span text:style-name="T7">postReview(event)</text:span></text:span><text:span text:style-name="T6">: Υποβάλλει νέα κριτική (αφού προηγηθεί έλεγχος hate speech).</text:span></text:p>
            </text:list-item>
          </text:list>
        </text:list-item>
        <text:list-item>
          <text:p text:style-name="P16"><text:span text:style-name="Source_20_Text"><text:span text:style-name="T5">view_events.js</text:span></text:span><text:span text:style-name="T6"> (</text:span><text:span text:style-name="T9">public_events</text:span><text:span text:style-name="T6"> &amp; </text:span><text:span text:style-name="T9">maps</text:span><text:span text:style-name="T6">)</text:span></text:p>
          <text:list>
            <text:list-item>
              <text:p text:style-name="P16"><text:span text:style-name="Source_20_Text"><text:span text:style-name="T7">searchEvents(event)</text:span></text:span><text:span text:style-name="T6">: Αναζητά public events με βάση είδος, πόλη και ημερομηνία.</text:span></text:p>
            </text:list-item>
            <text:list-item>
              <text:p text:style-name="P16"><text:span text:style-name="Source_20_Text"><text:span text:style-name="T7">initEventsMap()</text:span></text:span><text:span text:style-name="T6">: Αρχικοποιεί τον χάρτη (OpenLayers).</text:span></text:p>
            </text:list-item>
            <text:list-item>
              <text:p text:style-name="P16"><text:span text:style-name="Source_20_Text"><text:span text:style-name="T7">addEventMarker(lat, lon, title)</text:span></text:span><text:span text:style-name="T6">: Τοποθετεί markers στον χάρτη για κάθε event.</text:span></text:p>
            </text:list-item>
            <text:list-item>
              <text:p text:style-name="P16"><text:span text:style-name="Source_20_Text"><text:span text:style-name="T7">sortEventsByMyLocationFromDB()</text:span></text:span><text:span text:style-name="T6">: Ταξινομεί τα events με βάση την απόσταση οδήγησης από τον χρήστη (χρησιμοποιώντας εξωτερικό API</text:span><text:span text:style-name="T10">)</text:span></text:p>
            </text:list-item>
          </text:list>
        </text:list-item>
        <text:list-item>
          <text:p text:style-name="P16"><text:span text:style-name="Source_20_Text"><text:span text:style-name="T5">band.js</text:span></text:span><text:span text:style-name="T6"> (Διαχείριση για </text:span><text:span text:style-name="T11">bands</text:span><text:span text:style-name="T6">)</text:span></text:p>
          <text:list>
            <text:list-item>
              <text:p text:style-name="P16"><text:span text:style-name="Source_20_Text"><text:span text:style-name="T7">loginPostBand()</text:span></text:span><text:span text:style-name="T6">: Διαχειρίζεται το login για τα συγκροτήματα.</text:span></text:p>
            </text:list-item>
            <text:list-item>
              <text:p text:style-name="P16"><text:span text:style-name="Source_20_Text"><text:span text:style-name="T7">loadPublicEvents()</text:span></text:span><text:span text:style-name="T6">: Φορτώνει τα events της μπάντας και επιτρέπει επεξεργασία/διαγραφή.</text:span></text:p>
            </text:list-item>
            <text:list-item>
              <text:p text:style-name="P16"><text:span text:style-name="Source_20_Text"><text:span text:style-name="T7">submitPublicEvent(event)</text:span></text:span><text:span text:style-name="T6">: Προσθέτει νέο event, μετατρέποντας τη διεύθυνση σε συντεταγμένες (Geocoding).</text:span></text:p>
            </text:list-item>
            <text:list-item>
              <text:p text:style-name="P16"><text:span text:style-name="Source_20_Text"><text:span text:style-name="T7">loadPrivateEvents()</text:span></text:span><text:span text:style-name="T6">: Εμφανίζει τα αιτήματα κρατήσεων (Bookings) από χρήστες.</text:span></text:p>
            </text:list-item>
            <text:list-item>
              <text:p text:style-name="P16"><text:span text:style-name="Source_20_Text"><text:span text:style-name="T7">updatePrivateEventStatus(id, status)</text:span></text:span><text:span text:style-name="T6">: Αποδέχεται ή απορρίπτει ένα αίτημα κράτησης.</text:span></text:p>
            </text:list-item>
            <text:list-item>
              <text:p text:style-name="P16"><text:span text:style-name="Source_20_Text"><text:span text:style-name="T7">saveBandProfile()</text:span></text:span><text:span text:style-name="T6">: Αποθηκεύει τις αλλαγές στο προφίλ της μπάντας.</text:span></text:p>
            </text:list-item>
          </text:list>
        </text:list-item>
        <text:list-item>
          <text:p text:style-name="P16"><text:span text:style-name="Source_20_Text"><text:span text:style-name="T5">Home.js</text:span></text:span><text:span text:style-name="T6"> (AI Chat Agent)</text:span></text:p>
          <text:list>
            <text:list-item>
              <text:p text:style-name="P16"><text:span text:style-name="Source_20_Text"><text:span text:style-name="T7">universalRenderer(data)</text:span></text:span><text:span text:style-name="T6">: Μορφοποιεί την απάντηση του AI (είτε είναι απλό κείμενο είτε JSON αποτελέσματα από τη βάση) σε HTML.</text:span></text:p>
            </text:list-item>
          </text:list>
        </text:list-item>
        <text:list-item>
          <text:p text:style-name="P16"><text:span text:style-name="Source_20_Text"><text:span text:style-name="T5">socket.js</text:span></text:span><text:span text:style-name="T6"> (Real-time Chat)</text:span></text:p>
          <text:list>
            <text:list-item>
              <text:p text:style-name="P16"><text:span text:style-name="Source_20_Text"><text:span text:style-name="T7">openChatSPA(bookingId, ...)</text:span></text:span><text:span text:style-name="T6">: Ανοίγει το παράθυρο συνομιλίας για συγκεκριμένη κράτηση.</text:span></text:p>
            </text:list-item>
            <text:list-item>
              <text:p text:style-name="P16"><text:soft-page-break/><text:span text:style-name="Source_20_Text"><text:span text:style-name="T7">initChatSocket(...)</text:span></text:span><text:span text:style-name="T6">: Συνδέεται με τον Socket.IO server και μπαίνει στο κατάλληλο "δωμάτιο" (room).</text:span></text:p>
            </text:list-item>
            <text:list-item>
              <text:p text:style-name="P16"><text:span text:style-name="Source_20_Text"><text:span text:style-name="T7">checkHateSpeechAndAdd(msg, callback)</text:span></text:span><text:span text:style-name="T6">: Ελέγχει το μήνυμα για ρητορική μίσους πριν το στείλει.</text:span></text:p>
            </text:list-item>
            <text:list-item>
              <text:p text:style-name="P16"><text:span text:style-name="Source_20_Text"><text:span text:style-name="T7">addMessage(msg)</text:span></text:span><text:span text:style-name="T6">: Εμφανίζει το μήνυμα στην οθόνη του χρήστη.</text:span></text:p>
            </text:list-item>
          </text:list>
        </text:list-item>
        <text:list-item>
          <text:p text:style-name="P16"><text:span text:style-name="Source_20_Text"><text:span text:style-name="T5">admin.js</text:span></text:span><text:span text:style-name="T6"> (Πίνακας Ελέγχου Admin)</text:span></text:p>
          <text:list>
            <text:list-item>
              <text:p text:style-name="P16"><text:span text:style-name="Source_20_Text"><text:span text:style-name="T7">adminLogin()</text:span></text:span><text:span text:style-name="T6">: Αυθεντικοποίηση διαχειριστή.</text:span></text:p>
            </text:list-item>
            <text:list-item>
              <text:p text:style-name="P16"><text:span text:style-name="Source_20_Text"><text:span text:style-name="T7">loadUsers()</text:span></text:span><text:span text:style-name="T6">: Φορτώνει τη λίστα χρηστών και επιτρέπει τη διαγραφή τους.</text:span></text:p>
            </text:list-item>
            <text:list-item>
              <text:p text:style-name="P16"><text:span text:style-name="Source_20_Text"><text:span text:style-name="T7">loadPendingReviews()</text:span></text:span><text:span text:style-name="T6">: Εμφανίζει τις κριτικές που εκκρεμούν προς έγκριση.</text:span></text:p>
            </text:list-item>
            <text:list-item>
              <text:p text:style-name="P16"><text:span text:style-name="Source_20_Text"><text:span text:style-name="T7">loadAdminStats()</text:span></text:span><text:span text:style-name="T6">: Ανακτά στατιστικά δεδομένα (έσοδα, κατανομές).</text:span></text:p>
            </text:list-item>
            <text:list-item>
              <text:p text:style-name="P16"><text:span text:style-name="Source_20_Text"><text:span text:style-name="T7">drawPieChart()</text:span></text:span><text:span text:style-name="T6">: Ζωγραφίζει τα γραφήματα πίτας χρησιμοποιώντας το Google Charts API.</text:span></text:p>
            </text:list-item>
          </text:list>
        </text:list-item>
        <text:list-item>
          <text:p text:style-name="P16"><text:span text:style-name="Source_20_Text"><text:span text:style-name="T5">view_bookings.js</text:span></text:span><text:span text:style-name="T6"> (Κρατήσεις Χρήστη)</text:span></text:p>
          <text:list>
            <text:list-item>
              <text:p text:style-name="P16"><text:span text:style-name="Source_20_Text"><text:span text:style-name="T7">loadBookings()</text:span></text:span><text:span text:style-name="T6">: Φορτώνει το ιστορικό κρατήσεων του χρήστη.</text:span></text:p>
            </text:list-item>
            <text:list-item>
              <text:p text:style-name="P16"><text:span text:style-name="Source_20_Text"><text:span text:style-name="T7">createBookingDiv(booking)</text:span></text:span><text:span text:style-name="T6">: Εμφανίζει την κάρτα της κράτησης με το status της (Pending, Done, Rejected).</text:span></text:p>
            </text:list-item>
            <text:list-item>
              <text:p text:style-name="P16"><text:span text:style-name="Source_20_Text"><text:span text:style-name="T7">updateBookings(id, status)</text:span></text:span><text:span text:style-name="T6">: Ενημερώνει την κατάσταση της κράτησης.</text:span></text:p>
            </text:list-item>
          </text:list>
        </text:list-item>
        <text:list-item>
          <text:p text:style-name="P16"><text:span text:style-name="Source_20_Text"><text:span text:style-name="T5">view_profile.js</text:span></text:span><text:span text:style-name="T6"> (Προφίλ Χρήστη)</text:span></text:p>
          <text:list>
            <text:list-item>
              <text:p text:style-name="P16"><text:span text:style-name="Source_20_Text"><text:span text:style-name="T7">showInfo()</text:span></text:span><text:span text:style-name="T6">: Καλεί τον server για να πάρει τα δεδομένα του χρήστη.</text:span></text:p>
            </text:list-item>
            <text:list-item>
              <text:p text:style-name="P16"><text:span text:style-name="Source_20_Text"><text:span text:style-name="T7">saveProfile()</text:span></text:span><text:span text:style-name="T6">: Στέλνει τα επεξεργασμένα στοιχεία πίσω στον server (PUT request).</text:span></text:p>
            </text:list-item>
          </text:list>
        </text:list-item>
        <text:list-item>
          <text:p text:style-name="P16"><text:span text:style-name="Source_20_Text"><text:span text:style-name="T5">test.js</text:span></text:span><text:span text:style-name="Source_20_Text"><text:span text:style-name="T12">(helper)</text:span></text:span></text:p>
          <text:list>
            <text:list-item>
              <text:p text:style-name="P16"><text:span text:style-name="Source_20_Text"><text:span text:style-name="T7">validatepass(form)</text:span></text:span><text:span text:style-name="T6">: Ελέγχει αν ο κωδικός πληροί τα κριτήρια ασφαλείας.</text:span></text:p>
            </text:list-item>
            <text:list-item>
              <text:p text:style-name="P16"><text:span text:style-name="Source_20_Text"><text:span text:style-name="T7">geoLoc()</text:span></text:span><text:span text:style-name="T6">: Εντοπίζει την τοποθεσία του χρήστη κατά την εγγραφή.</text:span></text:p>
            </text:list-item>
            <text:list-item>
              <text:p text:style-name="P16"><text:span text:style-name="Source_20_Text"><text:span text:style-name="T7">displayFormAsJSON(form)</text:span></text:span><text:span text:style-name="T6">: Μετατρέπει τα δεδομένα μιας φόρμας HTML σε JSON format.</text:span></text:p>
            </text:list-item>
          </text:list>
        </text:list-item>
        <text:list-item>
          <text:p text:style-name="P16"><text:span text:style-name="Source_20_Text"><text:span text:style-name="T5">navbar.js</text:span></text:span><text:span text:style-name="T13"> &amp; </text:span><text:span text:style-name="Source_20_Text"><text:span text:style-name="T5">mainNavbar.js</text:span></text:span><text:span text:style-name="T6"> </text:span></text:p>
          <text:list>
            <text:list-item>
              <text:p text:style-name="P16"><text:soft-page-break/><text:span text:style-name="Source_20_Text"><text:span text:style-name="T7">loadNavbar()</text:span></text:span><text:span text:style-name="T6">: Ελέγχει αν ο χρήστης είναι συνδεδεμένος και φορτώνει το αντίστοιχο μενού.</text:span></text:p>
            </text:list-item>
            <text:list-item>
              <text:p text:style-name="P16"><text:span text:style-name="Source_20_Text"><text:span text:style-name="T7">logout()</text:span></text:span><text:span text:style-name="T6">: Καλεί το endpoint αποσύνδεσης και ανακατευθύνει στο Login.</text:span></text:p>
            </text:list-item>
          </text:list>
        </text:list-item>
        <text:list-item>
          <text:p text:style-name="P16"><text:span text:style-name="Source_20_Text"><text:span text:style-name="T5">REST.js</text:span></text:span><text:span text:style-name="T6"> (Testing Tool)</text:span></text:p>
          <text:list>
            <text:list-item>
              <text:p text:style-name="P16"><text:span text:style-name="Source_20_Text"><text:span text:style-name="T7">postReview()</text:span></text:span><text:span text:style-name="T6">, </text:span><text:span text:style-name="Source_20_Text"><text:span text:style-name="T7">getReviews()</text:span></text:span><text:span text:style-name="T6">, </text:span><text:span text:style-name="Source_20_Text"><text:span text:style-name="T7">updateReviewStatus()</text:span></text:span><text:span text:style-name="T6">, </text:span><text:span text:style-name="Source_20_Text"><text:span text:style-name="T7">deleteReview()</text:span></text:span><text:span text:style-name="T6">: Συναρτήσεις για χειροκίνητο έλεγχο των REST endpoints </text:span></text:p>
            </text:list-item>
          </text:list>
        </text:list-item>
      </text:list>
      <text:p text:style-name="P13"/>
      <text:p text:style-name="P17"/>
      <text:p text:style-name="P5"/>
      <text:p text:style-name="P5">Πόσα, ποια και με τι αρμοδιότητα requests χρησιμοποιήσατε (στη Node.js)</text:p>
      <text:p text:style-name="P5"/>
      <text:p text:style-name="P18">1. Αυθεντικοποίηση &amp; Συνεδρίες (Authentication) [6 Endpoints]</text:p>
      <text:list text:style-name="L3">
        <text:list-item>
          <text:p text:style-name="P19"><text:span text:style-name="Source_20_Text"><text:span text:style-name="T1">POST /register</text:span></text:span><text:span text:style-name="T14">: Εγγραφή νέου χρήστη ή συγκροτήματος.</text:span></text:p>
        </text:list-item>
        <text:list-item>
          <text:p text:style-name="P20"><text:span text:style-name="Source_20_Text"><text:span text:style-name="T1">POST /users/details</text:span></text:span><text:span text:style-name="T14">: Είσοδος χρήστη.</text:span></text:p>
        </text:list-item>
        <text:list-item>
          <text:p text:style-name="P20"><text:span text:style-name="Source_20_Text"><text:span text:style-name="T1">POST /bandLogin</text:span></text:span><text:span text:style-name="T14">: Είσοδος συγκροτήματος.</text:span></text:p>
        </text:list-item>
        <text:list-item>
          <text:p text:style-name="P20"><text:span text:style-name="Source_20_Text"><text:span text:style-name="T1">POST /admin/login</text:span></text:span><text:span text:style-name="T14">: Είσοδος διαχειριστή.</text:span></text:p>
        </text:list-item>
        <text:list-item>
          <text:p text:style-name="P20"><text:span text:style-name="Source_20_Text"><text:span text:style-name="T1">POST /logout</text:span></text:span><text:span text:style-name="T14">: Αποσύνδεση και καταστροφή συνεδρίας.</text:span></text:p>
        </text:list-item>
        <text:list-item>
          <text:p text:style-name="P20"><text:span text:style-name="Source_20_Text"><text:span text:style-name="T1">GET /session</text:span></text:span><text:span text:style-name="T14">: Έλεγχος αν ο χρήστης είναι συνδεδεμένος.</text:span></text:p>
        </text:list-item>
      </text:list>
      <text:p text:style-name="P21">2. Διαχείριση Χρηστών (Users) [4 Endpoints]</text:p>
      <text:list xml:id="list3163629881" text:style-name="L4">
        <text:list-item>
          <text:list>
            <text:list-item>
              <text:p text:style-name="P22"><text:span text:style-name="Source_20_Text"><text:span text:style-name="T15">GET /users</text:span></text:span><text:span text:style-name="T16">: Λήψη όλων των χρηστών </text:span></text:p>
            </text:list-item>
          </text:list>
        </text:list-item>
      </text:list>
      <text:list text:style-name="L5">
        <text:list-item>
          <text:p text:style-name="P23"><text:span text:style-name="Source_20_Text"><text:span text:style-name="T1">GET /user/profile</text:span></text:span><text:span text:style-name="T14">: Ανάκτηση στοιχείων του συνδεδεμένου χρήστη.</text:span></text:p>
        </text:list-item>
        <text:list-item>
          <text:p text:style-name="P24"><text:span text:style-name="Source_20_Text"><text:span text:style-name="T1">PUT /user/profile</text:span></text:span><text:span text:style-name="T14">: Ενημέρωση στοιχείων του προφίλ χρήστη.</text:span></text:p>
        </text:list-item>
        <text:list-item>
          <text:p text:style-name="P24"><text:span text:style-name="Source_20_Text"><text:span text:style-name="T1">GET /user/privateEvents</text:span></text:span><text:span text:style-name="T14">: Προβολή ιστορικού κρατήσεων του χρήστη.</text:span></text:p>
        </text:list-item>
        <text:list-item>
          <text:p text:style-name="P25"><text:span text:style-name="Source_20_Text"><text:span text:style-name="T17">PUT /user/privateEvents/:id/status</text:span></text:span><text:span text:style-name="T17">: Αλλαγή </text:span><text:span text:style-name="T18">status event χρήστη ανάλογα με την ημερομηνία.</text:span></text:p>
        </text:list-item>
      </text:list>
      <text:p text:style-name="P21">3. Διαχείριση <text:span text:style-name="T19">Bands</text:span> &amp; Events [17 Endpoints]</text:p>
      <text:list text:style-name="L6">
        <text:list-item>
          <text:p text:style-name="P26"><text:soft-page-break/>Προφίλ:</text:p>
          <text:list>
            <text:list-item>
              <text:p text:style-name="P27"><text:span text:style-name="Source_20_Text"><text:span text:style-name="T1">GET /band/profile</text:span></text:span><text:span text:style-name="T14">: Προβολή προφίλ της συνδεδεμένης μπάντας.</text:span></text:p>
            </text:list-item>
            <text:list-item>
              <text:p text:style-name="P27"><text:span text:style-name="Source_20_Text"><text:span text:style-name="T1">PUT /band/profile</text:span></text:span><text:span text:style-name="T14">: Ενημέρωση προφίλ της μπάντας.</text:span></text:p>
            </text:list-item>
            <text:list-item>
              <text:p text:style-name="P27"><text:span text:style-name="Source_20_Text"><text:span text:style-name="T1">GET /bands/:id/name</text:span></text:span><text:span text:style-name="T14">: Ανάκτηση ονόματος μπάντας βάσει ID.</text:span></text:p>
            </text:list-item>
          </text:list>
        </text:list-item>
        <text:list-item>
          <text:p text:style-name="P28">Αναζήτηση:</text:p>
          <text:list>
            <text:list-item>
              <text:p text:style-name="P27"><text:span text:style-name="Source_20_Text"><text:span text:style-name="T1">GET /bands/search</text:span></text:span><text:span text:style-name="T14">: Αναζήτηση με φίλτρα.</text:span></text:p>
            </text:list-item>
            <text:list-item>
              <text:p text:style-name="P27"><text:span text:style-name="Source_20_Text"><text:span text:style-name="T1">GET /bands/genres</text:span></text:span><text:span text:style-name="T14"> &amp; </text:span><text:span text:style-name="Source_20_Text"><text:span text:style-name="T1">GET /bands/cities</text:span></text:span><text:span text:style-name="T14">: </text:span><text:span text:style-name="T20">Άντληση πληροφορίας από την βάση σχετικά με τα διαθέσιμα είδη μουσικής και πόλης.</text:span></text:p>
            </text:list-item>
            <text:list-item>
              <text:p text:style-name="P27"><text:span text:style-name="Source_20_Text"><text:span text:style-name="T1">GET /bands/:band_name/rating</text:span></text:span><text:span text:style-name="T14">: Λήψη βαθμολογίας.</text:span></text:p>
            </text:list-item>
            <text:list-item>
              <text:p text:style-name="P27"><text:span text:style-name="Source_20_Text"><text:span text:style-name="T1">GET /bands/:band_id/availability</text:span></text:span><text:span text:style-name="T14">: Έλεγχος διαθεσιμότητας.</text:span></text:p>
            </text:list-item>
          </text:list>
        </text:list-item>
        <text:list-item>
          <text:p text:style-name="P28">Events:</text:p>
          <text:list>
            <text:list-item>
              <text:p text:style-name="P27"><text:span text:style-name="Source_20_Text"><text:span text:style-name="T1">POST /band/publicEvents</text:span></text:span><text:span text:style-name="T14">: Προσθήκη νέου δημόσιου event.</text:span></text:p>
            </text:list-item>
            <text:list-item>
              <text:p text:style-name="P27"><text:span text:style-name="Source_20_Text"><text:span text:style-name="T1">GET /band/publicEvents</text:span></text:span><text:span text:style-name="T14">: Προβολή των events της μπάντας.</text:span></text:p>
            </text:list-item>
            <text:list-item>
              <text:p text:style-name="P27"><text:span text:style-name="Source_20_Text"><text:span text:style-name="T1">PUT /band/publicEvent/:event_id</text:span></text:span><text:span text:style-name="T14">: Επεξεργασία event.</text:span></text:p>
            </text:list-item>
            <text:list-item>
              <text:p text:style-name="P27"><text:span text:style-name="Source_20_Text"><text:span text:style-name="T1">DELETE /band/publicEvent/:event_id</text:span></text:span><text:span text:style-name="T14">: Διαγραφή event.</text:span></text:p>
            </text:list-item>
            <text:list-item>
              <text:p text:style-name="P27"><text:span text:style-name="Source_20_Text"><text:span text:style-name="T1">GET /bands/:band_id/events</text:span></text:span><text:span text:style-name="T14">: Προβολή όλων των events μιας μπάντας.</text:span></text:p>
            </text:list-item>
            <text:list-item>
              <text:p text:style-name="P27"><text:span text:style-name="Source_20_Text"><text:span text:style-name="T15">GET /publicEvents/genres</text:span></text:span><text:span text:style-name="T16"> &amp; </text:span><text:span text:style-name="Source_20_Text"><text:span text:style-name="T15">GET /publicEvents/cities</text:span></text:span><text:span text:style-name="T16">: Βοηθητικά φίλτρα για events.</text:span></text:p>
            </text:list-item>
          </text:list>
        </text:list-item>
        <text:list-item>
          <text:p text:style-name="P28">Private Bookings:</text:p>
          <text:list>
            <text:list-item>
              <text:p text:style-name="P27"><text:span text:style-name="Source_20_Text"><text:span text:style-name="T1">POST /band/privateEvents</text:span></text:span><text:span text:style-name="T14">: Δημιουργία αιτήματος κράτησης.</text:span></text:p>
            </text:list-item>
            <text:list-item>
              <text:p text:style-name="P27"><text:span text:style-name="Source_20_Text"><text:span text:style-name="T1">GET /band/privateEvents</text:span></text:span><text:span text:style-name="T14">: Προβολή αιτημάτων.</text:span></text:p>
            </text:list-item>
            <text:list-item>
              <text:p text:style-name="P27"><text:span text:style-name="Source_20_Text"><text:span text:style-name="T1">PUT /band/privateEvents/:private_event_id</text:span></text:span><text:span text:style-name="T14">: Αλλαγή κατάστασης κράτησης.</text:span></text:p>
            </text:list-item>
            <text:list-item>
              <text:p text:style-name="P27"><text:span text:style-name="Source_20_Text"><text:span text:style-name="T1">DELETE /band/privateEvents/:private_event_id</text:span></text:span><text:span text:style-name="T14">: Διαγραφή αιτήματος.</text:span></text:p>
            </text:list-item>
          </text:list>
        </text:list-item>
      </text:list>
      <text:p text:style-name="P21">4. Σύστημα Κριτικών <text:span text:style-name="T21">(testing phase, manual changes)</text:span> (Reviews) [4 Endpoints]</text:p>
      <text:list text:style-name="L7">
        <text:list-item>
          <text:p text:style-name="P29"><text:span text:style-name="Source_20_Text"><text:span text:style-name="T1">POST /ubAPI/review</text:span></text:span><text:span text:style-name="T14">: Υποβολή νέας κριτικής.</text:span></text:p>
        </text:list-item>
        <text:list-item>
          <text:p text:style-name="P30"><text:span text:style-name="Source_20_Text"><text:span text:style-name="T1">GET /ubAPI/reviews/:band_name</text:span></text:span><text:span text:style-name="T14">: Εμφάνιση εγκεκριμένων κριτικών.</text:span></text:p>
        </text:list-item>
        <text:list-item>
          <text:p text:style-name="P30"><text:soft-page-break/><text:span text:style-name="Source_20_Text"><text:span text:style-name="T1">GET /ubAPI/Pendingreviews/:band_name</text:span></text:span><text:span text:style-name="T14">: Εμφάνιση εκκρεμών κριτικών.</text:span></text:p>
        </text:list-item>
        <text:list-item>
          <text:p text:style-name="P30"><text:span text:style-name="Source_20_Text"><text:span text:style-name="T1">PUT /ubAPI/reviewStatus/:review_id/:status</text:span></text:span><text:span text:style-name="T14">: Έγκριση ή απόρριψη reviews.</text:span></text:p>
        </text:list-item>
        <text:list-item>
          <text:p text:style-name="P30"><text:span text:style-name="Source_20_Text"><text:span text:style-name="T1">DELETE /ubAPI/reviewDeletion/:review_id</text:span></text:span><text:span text:style-name="T14">: Διαγραφή κριτικής.</text:span></text:p>
        </text:list-item>
      </text:list>
      <text:p text:style-name="P21">5. Διαχείριση Admin [4 Endpoints]</text:p>
      <text:list text:style-name="L8">
        <text:list-item>
          <text:p text:style-name="P31"><text:span text:style-name="Source_20_Text"><text:span text:style-name="T1">GET /admin/bandUsers</text:span></text:span><text:span text:style-name="T14">: Λήψη λίστας όλων των χρηστών/bands.</text:span></text:p>
        </text:list-item>
        <text:list-item>
          <text:p text:style-name="P32"><text:span text:style-name="Source_20_Text"><text:span text:style-name="T1">DELETE /admin/user</text:span></text:span><text:span text:style-name="T14">: Διαγραφή χρήστη από τον διαχειριστή.</text:span></text:p>
        </text:list-item>
        <text:list-item>
          <text:p text:style-name="P32"><text:span text:style-name="Source_20_Text"><text:span text:style-name="T1">GET /admin/revenue</text:span></text:span><text:span text:style-name="T14">: Υπολογισμός εσόδων.</text:span></text:p>
        </text:list-item>
        <text:list-item>
          <text:p text:style-name="P32"><text:span text:style-name="Source_20_Text"><text:span text:style-name="T1">GET /admin/events</text:span></text:span><text:span text:style-name="T14">: Προβολή όλων των events </text:span></text:p>
        </text:list-item>
      </text:list>
      <text:p text:style-name="P21">6. <text:s/>AI &amp; άλλα [7 Endpoints]</text:p>
      <text:list text:style-name="L9">
        <text:list-item>
          <text:p text:style-name="P33"><text:span text:style-name="Source_20_Text"><text:span text:style-name="T1">POST /generate</text:span></text:span><text:span text:style-name="T14">: Chatbot AI</text:span></text:p>
        </text:list-item>
        <text:list-item>
          <text:p text:style-name="P34"><text:span text:style-name="Source_20_Text"><text:span text:style-name="T1">POST /QueryBands</text:span></text:span><text:span text:style-name="T14">: Μετατροπή φυσικής γλώσσας σε SQL</text:span></text:p>
        </text:list-item>
        <text:list-item>
          <text:p text:style-name="P34"><text:span text:style-name="Source_20_Text"><text:span text:style-name="T1">POST /hateCheck</text:span></text:span><text:span text:style-name="T14">: Έλεγχος περιεχομένου για hate speech.</text:span></text:p>
        </text:list-item>
        <text:list-item>
          <text:p text:style-name="P34"><text:span text:style-name="Source_20_Text"><text:span text:style-name="T1">POST /geocode</text:span></text:span><text:span text:style-name="T14">: Μετατροπή διεύθυνσης σε συντεταγμένες </text:span></text:p>
        </text:list-item>
        <text:list-item>
          <text:p text:style-name="P34"><text:span text:style-name="Source_20_Text"><text:span text:style-name="T1">GET /checkDuplicate</text:span></text:span><text:span text:style-name="T14">: Έλεγχος μοναδικότητας username/email.</text:span></text:p>
        </text:list-item>
      </text:list>
      <text:list text:continue-list="list3163629881" text:style-name="L4">
        <text:list-item>
          <text:p text:style-name="P35"><text:span text:style-name="Source_20_Text"><text:span text:style-name="T1">GET /</text:span></text:span><text:span text:style-name="T14">: <text:s/>index.html.</text:span></text:p>
        </text:list-item>
        <text:list-item>
          <text:p text:style-name="P35"><text:span text:style-name="Source_20_Text"><text:span text:style-name="T1">GET /initdb</text:span></text:span><text:span text:style-name="T14"> &amp; </text:span><text:span text:style-name="Source_20_Text"><text:span text:style-name="T1">GET /dropdb</text:span></text:span><text:span text:style-name="T14"> &amp; </text:span><text:span text:style-name="Source_20_Text"><text:span text:style-name="T1">GET /insertRecords</text:span></text:span><text:span text:style-name="T14">: Endpoints αρχικοποίησης της βάσης.</text:span></text:p>
        </text:list-item>
      </text:list>
      <text:p text:style-name="P5"/>
      <text:p text:style-name="P5"/>
      <text:p text:style-name="P5">Πόσα, ποια και με τι αρμοδιότητα JavaScript Libraries/html χρησιμοποιήσατε</text:p>
      <text:p text:style-name="P5"/>
      <text:p text:style-name="P36">JavaScript Libraries</text:p>
      <text:p text:style-name="P37"><text:span text:style-name="Source_20_Text"><text:span text:style-name="T22">express</text:span></text:span><text:span text:style-name="T23">:</text:span><text:span text:style-name="T24"> </text:span><text:span text:style-name="T23">Το βασικό framework πάνω στο οποίο στήθηκε ο web server. Διαχειρίζεται το routing (τα URLs), τα requests (GET/POST) και την εξυπηρέτηση των στατικών αρχείων (HTML/CSS/JS).</text:span></text:p>
      <text:p text:style-name="P38"/>
      <text:p text:style-name="P39"><text:soft-page-break/><text:span text:style-name="Source_20_Text"><text:span text:style-name="T25">mysql2/promise</text:span></text:span><text:span text:style-name="T26">: Βιβλιοθήκη για τη σύνδεση και την επικοινωνία με τη βάση δεδομένων MySQL. Επιλέχθηκε η έκδοση με promises για να υποστηρίζει ασύγχρονο κώδικα (</text:span><text:span text:style-name="Source_20_Text"><text:span text:style-name="T26">async/await</text:span></text:span><text:span text:style-name="T26">), κάνοντας τα queries πιο καθαρά και ασφαλή.</text:span></text:p>
      <text:p text:style-name="P17"/>
      <text:p text:style-name="P5"><text:span text:style-name="Source_20_Text"><text:span text:style-name="T2">socket.io</text:span></text:span><text:span text:style-name="T14">:</text:span><text:span text:style-name="T27"> </text:span><text:span text:style-name="T14">Βιβλιοθήκη που επιτρέπει την αμφίδρομη επικοινωνία σε πραγματικό χρόνο (WebSockets). Χρησιμοποιήθηκε για την υλοποίηση του Chat μεταξύ χρηστών και συγκροτημάτων.</text:span></text:p>
      <text:p text:style-name="P17"/>
      <text:p text:style-name="P5"><text:span text:style-name="Source_20_Text"><text:span text:style-name="T2">groq-sdk</text:span></text:span><text:span text:style-name="T14">:</text:span><text:span text:style-name="T27"> </text:span><text:span text:style-name="T14">Οι επίσημες βιβλιοθήκες (SDKs) για τη διασύνδεση με τα AI μοντέλα (Gemini και Groq αντίστοιχα). Μας επιτρέπουν να στέλνουμε prompts και να λαμβάνουμε απαντήσεις μέσα από τον Node.js κώδικα.</text:span></text:p>
      <text:p text:style-name="P38"/>
      <text:p text:style-name="P40"><text:span text:style-name="Source_20_Text"><text:span text:style-name="T28">express-session</text:span></text:span><text:span text:style-name="T29">: Για τη διαχείριση των συνεδριών των χρηστών.</text:span></text:p>
      <text:p text:style-name="P38"/>
      <text:p text:style-name="P38"><text:span text:style-name="Source_20_Text"><text:span text:style-name="T30">OpenLayers.js</text:span></text:span>: Open-source βιβλιοθήκη για την εμφάνιση και διαχείριση διαδραστικών χαρτών. Χρησιμοποιήθηκε στη σελίδα των Events και στην εγγραφή χρηστών για την <text:span text:style-name="T31">εμφάνιση</text:span> τοποθεσίας.</text:p>
      <text:p text:style-name="P38"><text:span text:style-name="Source_20_Text"><text:span text:style-name="T32"/></text:span></text:p>
      <text:p text:style-name="P40"><text:span text:style-name="Source_20_Text"><text:span text:style-name="T28">Google Charts</text:span></text:span><text:span text:style-name="T29">: Βιβλιοθήκη της Google για τη δημιουργία γραφημάτων. Χρησιμοποιήθηκε στο Admin Panel για την οπτικοποίηση των στατιστικών.</text:span></text:p>
      <text:p text:style-name="P38"/>
      <text:p text:style-name="P41">HTML</text:p>
      <text:p text:style-name="P42"><text:span text:style-name="Source_20_Text"><text:span text:style-name="T32">adminPanel.html</text:span></text:span><text:span text:style-name="T16">: Το κεντρικό </text:span><text:span text:style-name="T33">panel</text:span><text:span text:style-name="T16"> διαχείρισης </text:span><text:span text:style-name="T34">του admin</text:span><text:span text:style-name="T16">. Λειτουργεί ως Single Page Application (SPA) για τη διαχείριση χρηστών, κριτικών και στατιστικών.</text:span></text:p>
      <text:p text:style-name="P43"/>
      <text:p text:style-name="P38"><text:span text:style-name="Source_20_Text"><text:span text:style-name="T30">LoginPG.html</text:span></text:span><text:span text:style-name="Source_20_Text"><text:span text:style-name="T35">: Η ενιαία σελίδα εισόδου και εγγραφής. Μέσω JavaScript, αλλάζει δυναμικά τη φόρμα ανάλογα με το αν ο χρήστης είναι απλός User ή Band. Επίσης περιλαμβάνει και το </text:span></text:span><text:span text:style-name="Source_20_Text"><text:span text:style-name="T36">SPA band page </text:span></text:span></text:p>
      <text:p text:style-name="P38"><text:span text:style-name="Source_20_Text"><text:span text:style-name="T32"/></text:span></text:p>
      <text:p text:style-name="P38"><text:span text:style-name="Source_20_Text"><text:span text:style-name="T30">Home.html</text:span></text:span>: Η κεντρική σελίδα υποδοχής (Landing Page). Περιλαμβάνει το Hero section και την ενσωματωμένη διεπαφή συνομιλίας με τον AI Agent.</text:p>
      <text:p text:style-name="P38"/>
      <text:p text:style-name="P44"><text:soft-page-break/><text:span text:style-name="Source_20_Text"><text:span text:style-name="T30">view_bands.html</text:span></text:span><text:span text:style-name="T35">: Η σελίδα αναζήτησης συγκροτημάτων. Περιέχει τα φίλτρα αναζήτησης και τον χώρο εμφάνισης των αποτελεσμάτων καθώς και το εξειδικευμένο προφίλ κάθε μπάντας</text:span><text:span text:style-name="T37">(κριτικές, events που παίζει, διαθεσιμότητα)</text:span></text:p>
      <text:p text:style-name="P38"/>
      <text:p text:style-name="P44"><text:span text:style-name="Source_20_Text"><text:span text:style-name="T30">view_events.html</text:span></text:span><text:span text:style-name="T35">: Σελίδα προβολής των Public Events με φόρμα αναζήτησης και διαδραστικό χάρτη.</text:span></text:p>
      <text:p text:style-name="P38"/>
      <text:p text:style-name="P44"><text:span text:style-name="Source_20_Text"><text:span text:style-name="T30">view_bookings.html</text:span></text:span><text:span text:style-name="T35">: Σελίδα διαχείρισης κρατήσεων. Εδώ οι χρήστες και <text:s/>βλέπουν το ιστορικό τους και επικοινωνούν μέσω Chat με μπάντες για μελλοντικά </text:span><text:span text:style-name="T38">events</text:span><text:span text:style-name="T35">.</text:span></text:p>
      <text:p text:style-name="P38"/>
      <text:p text:style-name="P44"><text:span text:style-name="Source_20_Text"><text:span text:style-name="T30">view_profile.html</text:span></text:span><text:span text:style-name="T35">: Η σελίδα του προφίλ χρήστη, όπου εμφανίζεται η φόρμα επεξεργασίας προσωπικών στοιχείων.</text:span></text:p>
      <text:p text:style-name="P38"/>
      <text:p text:style-name="P44"><text:span text:style-name="Source_20_Text"><text:span text:style-name="T30">mainNavbar.html</text:span></text:span><text:span text:style-name="T35">: Ο κώδικας HTML για την μπάρα πλοήγησης επισκεπτών (μη συνδεδεμένων χρηστών).</text:span></text:p>
      <text:p text:style-name="P44"><text:span text:style-name="Source_20_Text"><text:span text:style-name="T32"/></text:span></text:p>
      <text:p text:style-name="P44"><text:span text:style-name="Source_20_Text"><text:span text:style-name="T30">mainNavbarLoggedIn.html</text:span></text:span><text:span text:style-name="T35">: Η παραλλαγή της μπάρας πλοήγησης για συνδεδεμένους χρήστες, με επιπλέον επιλογές (Προφίλ, Logout).</text:span></text:p>
      <text:p text:style-name="P38"/>
      <text:p text:style-name="P44"><text:span text:style-name="Source_20_Text"><text:span text:style-name="T30">footer.html</text:span></text:span><text:span text:style-name="T35">: Το κοινό υποσέλιδο που φορτώνεται δυναμικά στις σελίδες.</text:span></text:p>
      <text:p text:style-name="P44"><text:span text:style-name="Source_20_Text"><text:span text:style-name="T32"/></text:span></text:p>
      <text:p text:style-name="P44"><text:span text:style-name="Source_20_Text"><text:span text:style-name="T30">REST_UI_testing.html</text:span></text:span><text:span text:style-name="T35">: Εργαλείο για τον χειροκίνητο έλεγχο των REST API endpoints (Reviews).</text:span></text:p>
      <text:p text:style-name="P38"/>
      <text:p text:style-name="P44"><text:span text:style-name="Source_20_Text"><text:span text:style-name="T30">index.html</text:span></text:span><text:span text:style-name="T35">: <text:s/>Αρχική σελίδα που χρησιμοποιήθηκε για δοκιμές βάσης δεδομένων (Initialize/Insert/Delete DB).</text:span></text:p>
      <text:p text:style-name="P38"/>
      <text:p text:style-name="P5">Πόσα, ποια και με τι αρμοδιότητα css χρησιμοποιήσατε</text:p>
      <text:p text:style-name="P45"><text:span text:style-name="Source_20_Text"><text:span text:style-name="T39">Home.css</text:span></text:span><text:span text:style-name="T14">: Υπεύθυνο για την εμφάνιση της Αρχικής Σελίδας</text:span><text:span text:style-name="T27"> </text:span><text:span text:style-name="T14">(</text:span><text:span text:style-name="Source_20_Text"><text:span text:style-name="T1">Home.html</text:span></text:span><text:span text:style-name="T14">). Μορφοποιεί το οποιαδήποτε </text:span><text:span text:style-name="T40">buttons βρισκόνται σε αυτήν καθώς </text:span><text:span text:style-name="T14">και το παράθυρο διαλόγου του AI Agent.</text:span></text:p>
      <text:p text:style-name="P46"/>
      <text:p text:style-name="P45"><text:soft-page-break/><text:span text:style-name="Source_20_Text"><text:span text:style-name="T39">style.css</text:span></text:span><text:span text:style-name="T14">: Περιέχει το βασικό στυλ για τη σελίδα Εγγραφής και Εισόδου</text:span><text:span text:style-name="T27"> </text:span><text:span text:style-name="T14">(</text:span><text:span text:style-name="Source_20_Text"><text:span text:style-name="T1">LoginPG.html</text:span></text:span><text:span text:style-name="T14">). Διαχειρίζεται την εναλλαγή μεταξύ User/Band mode, τις φόρμες εγγραφής και τα animations.</text:span></text:p>
      <text:p text:style-name="P47"/>
      <text:p text:style-name="P48"><text:span text:style-name="Source_20_Text"><text:span text:style-name="T41">testAdmin.css</text:span></text:span><text:span text:style-name="T29">: Διαχειρίζονται το Admin Dashboard (SPA / </text:span><text:span text:style-name="T42">loginPage, AdminContainer</text:span><text:span text:style-name="T29">). Ορίζουν το layout με το Sidebar, τον κεντρικό χώρο περιεχομένου και την εμφάνιση των πινάκων διαχείρισης χρηστών/reviews καθώς και των στατιστικών.</text:span></text:p>
      <text:p text:style-name="P47"/>
      <text:p text:style-name="P48"><text:span text:style-name="Source_20_Text"><text:span text:style-name="T41">view_bands.css</text:span></text:span><text:span text:style-name="T29">: Διαχειρίζεται τη σελίδα Αναζήτησης Συγκροτημάτων. Μορφοποιεί τα φίλτρα αναζήτησης, καθώς και ολοκληρωτικά το προφίλ κάθε μπάντας.</text:span></text:p>
      <text:p text:style-name="P47"/>
      <text:p text:style-name="P48"><text:span text:style-name="Source_20_Text"><text:span text:style-name="T41">view_events.css</text:span></text:span><text:span text:style-name="T29">: Υπεύθυνο για τη σελίδα των </text:span><text:span text:style-name="T43">public </text:span><text:span text:style-name="T44">events</text:span><text:span text:style-name="T29">. Ορίζει τ</text:span><text:span text:style-name="T45">o</text:span><text:span text:style-name="T29"> layout ώστε να εμφανίζονται αριστερά η λίστα με τα events και δεξιά ο χάρτης.</text:span></text:p>
      <text:p text:style-name="P47"/>
      <text:p text:style-name="P48"><text:span text:style-name="Source_20_Text"><text:span text:style-name="T41">view_bookings.css</text:span></text:span><text:span text:style-name="T29">: Μορφοποιεί τη σελίδα "My Bookings". Μορφοποιεί τις κρατήσεις (Upcoming/Past) και το ρυθμίζει το παράθυρο του Chat μεταξύ χρηστών και συγκροτημάτων.</text:span></text:p>
      <text:p text:style-name="P47"/>
      <text:p text:style-name="P48"><text:span text:style-name="Source_20_Text"><text:span text:style-name="T41">view_profile.css</text:span></text:span><text:span text:style-name="T29">: Καθορίζει την εμφάνιση της φόρμας επεξεργασίας στο Προφίλ Χρήστη, στοιχίζοντας τα πεδία εισαγωγής και τα κουμπιά αποθήκευσης.</text:span></text:p>
      <text:p text:style-name="P47"/>
      <text:p text:style-name="P48"><text:span text:style-name="Source_20_Text"><text:span text:style-name="T41">mainNavbar.css</text:span></text:span><text:span text:style-name="T29">: Καθορίζει τη μορφοποίηση της μπάρας πλοήγησης (Navbar) που χρησιμοποιείται κοινά σε όλες τις σελίδες της εφαρμογής, διασφαλίζοντας ομοιομορφία.</text:span></text:p>
      <text:p text:style-name="P47"/>
      <text:p text:style-name="P48"><text:span text:style-name="Source_20_Text"><text:span text:style-name="T41">footer.css</text:span></text:span><text:span text:style-name="T29">: Μορφοποιεί το Footer της εφαρμογής, στοιχίζοντας τους συνδέσμους από διάφορα ενημερωτικά σαιτ και μουσικά </text:span><text:span text:style-name="T46">events.</text:span></text:p>
      <text:p text:style-name="P47"/>
      <text:p text:style-name="P48"><text:span text:style-name="Source_20_Text"><text:span text:style-name="T41">cssExamples.css</text:span></text:span><text:span text:style-name="T29">: Βοηθητικό αρχείο που χρησιμοποιείται στη σελίδα δοκιμών REST (</text:span><text:span text:style-name="Source_20_Text"><text:span text:style-name="T29">REST_UI_testing.html</text:span></text:span><text:span text:style-name="T29">) και στο </text:span><text:span text:style-name="Source_20_Text"><text:span text:style-name="T29">index.html</text:span></text:span><text:span text:style-name="T29">, μορφοποιώντας πίνακες και στήλες για την εμφάνιση των αποτελεσμάτων.</text:span></text:p>
      <text:p text:style-name="P46"/>
      <text:p text:style-name="P49"/>
      <text:p text:style-name="P45"/>
      <text:p text:style-name="P5">Τι κάνατε στην πλευρά του client με javascript<text:line-break/><text:span text:style-name="T47">Παρακάτω παρουσιάζω και αναλύω όλη την δομή </text:span><text:span text:style-name="T48">javascript για τον client</text:span></text:p>
      <text:p text:style-name="P50"/>
      <text:p text:style-name="P51"><text:span text:style-name="Source_20_Text"><text:span text:style-name="T49">admin.js</text:span></text:span><text:span text:style-name="T49">:</text:span><text:span text:style-name="T50"> Διαχειρίζεται όλη τη λειτουργικότητα του Admin Panel. Περιλαμβάνει το login/logout του διαχειριστή, τη φόρτωση και διαγραφή χρηστών, τη διαχείριση των κριτικών (Reviews - Approve/Reject) και την εμφάνιση των στατιστικών γραφημάτων (Google Charts).</text:span></text:p>
      <text:p text:style-name="P52"><text:soft-page-break/></text:p>
      <text:p text:style-name="P53"><text:span text:style-name="Source_20_Text"><text:span text:style-name="T51">ajax.js</text:span></text:span>: Περιλαμβάνει λειτουργίες για την αρχικοποίηση της βάσης και την εισαγωγή αρχικών δεδομένων. Διαχειρίζεται την εγγραφή χρήστη και μπάντας, ενώ παράλληλα καλύπτει θέματα ασφαλείας, όπως τον έλεγχο ισχυρού κωδικού και τον έλεγχο για διπλότυπα δεδομένα στη βάση</text:p>
      <text:p text:style-name="P53"/>
      <text:p text:style-name="P54">test.js<text:span text:style-name="T52">: Περιλαμβάνει βοηθητικές λειτουργίες για την ασφάλεια κωδικού καθώς και την εμφάνιση τοποθεσίας του χρήστη στον χάρτη κατά την εγγραφή του.</text:span></text:p>
      <text:p text:style-name="P53"/>
      <text:p text:style-name="P55"><text:span text:style-name="Source_20_Text"><text:span text:style-name="T53">band.js</text:span></text:span><text:span text:style-name="T54">:  Είναι το κεντρικό αρχείο διαχείρισης για τα συγκροτήματα. Συγκεκριμένα: Διαχειρίζεται την επαληθευμένη σύνδεση (login) των συγκροτημάτων στην πλατφόρμα. Επιτρέπει την αλλαγή πληροφοριών και την ενημέρωση του προφίλ της κάθε μπάντας. Παρέχει πλήρη λειτουργικότητα για τη διαχείριση Public Events (καταχώριση νέου event, αλλαγή πληροφοριών, διαγραφή). Υποστηρίζει τη διαχείριση Private Events, δίνοντας τη δυνατότητα αποδοχής, απόρριψης ή διαγραφής αιτημάτων, καθώς και την επικοινωνία (Chat) με πελάτες για εκκρεμείς κρατήσεις. Τέλος, διαχειρίζεται τη διαδικασία Logout του συγκροτήματος. Εμφανίζει τις γενικές επισκέψεις χρηστών αλλά και των εγγεγραμμένων </text:span><text:span text:style-name="T55">(</text:span><text:span text:style-name="T56">BONUS)</text:span><text:span text:style-name="T55">.</text:span></text:p>
      <text:p text:style-name="P56"/>
      <text:p text:style-name="P57"><text:span text:style-name="Source_20_Text"><text:span text:style-name="T51">Home.js</text:span></text:span><text:span text:style-name="T35">: Ελέγχει τη διαδραστικότητα στην Αρχική Σελίδα (Home Page). Κυρίως διαχειρίζεται το AI Agent chat, στέλνοντας τα ερωτήματα του χρήστη στο backend και εμφανίζοντας τις απαντήσεις δυναμικά στην οθόνη.</text:span></text:p>
      <text:p text:style-name="P56"/>
      <text:p text:style-name="P56"/>
      <text:p text:style-name="P57"><text:span text:style-name="Source_20_Text"><text:span text:style-name="T51">view_bands.js</text:span></text:span><text:span text:style-name="T35">: Φορτώνει τη λίστα των συγκροτημάτων, διαχειρίζεται τα φίλτρα αναζήτησης (είδος, πόλη, έτος ίδρυσης) και </text:span><text:span text:style-name="T57">εμφανίζει το προφίλ κάθε μπάντας. Δείχνει τις κριτικές, τα μελλοντικά events και όσα έγιναν στο παρελθόν από κάθε πάντα. Δίνει την δυνατότητα σε κάθε εγγεγραμμένο χρήστη να καταχωρήσει κριτική, και να κλείσει οποιαδήποτε μπάντα θέλει με βασή την διαθεσιμότητα που υπάρχει.</text:span></text:p>
      <text:p text:style-name="P58"/>
      <text:p text:style-name="P58"/>
      <text:p text:style-name="P59"><text:span text:style-name="Source_20_Text"><text:span text:style-name="T53">view_events.js</text:span></text:span><text:span text:style-name="T58">: Διαχειρίζεται τη σελίδα των </text:span><text:span text:style-name="T59">public Events</text:span><text:span text:style-name="T58">. Φορτώνει τα events από τη βάση, εφαρμόζει φίλτρα</text:span><text:span text:style-name="T60">(είδος, ημερομηνία, πόλη)</text:span><text:span text:style-name="T58"> και εμφανίζει στον χάρτη (OpenLayers) τις τοποθεσίες των συναυλιών. Δίνει την δυνατότητα σε έναν εγγεραμμένο χρήστη να αναζητήσει συναυλίες με βάση την απόσταση που βρίσκονται από αυτόν.</text:span></text:p>
      <text:p text:style-name="P60"/>
      <text:p text:style-name="P60"/>
      <text:p text:style-name="P60"/>
      <text:p text:style-name="P59"><text:span text:style-name="Source_20_Text"><text:span text:style-name="T53">view_bookings.js</text:span></text:span><text:span text:style-name="T58">: Ελέγχει τη σελίδα "My Bookings". </text:span><text:span text:style-name="T61">H σελίδα αυτή αφορά μόνο τους εγγεγραμμένους χρήστες. </text:span><text:span text:style-name="T58">Εμφανίζει το ιστορικό των κρατήσεων (Μελλοντικές/Παρελθοντίκες) καθώς και την τελική απόφαση της </text:span><text:soft-page-break/><text:span text:style-name="T58">μπάντας</text:span><text:span text:style-name="T61">(Αποδοχή/Απορρίψη) για το συγκεκριμένο event.</text:span><text:span text:style-name="T58"> Επίσης για μελλοντικά </text:span><text:span text:style-name="T61">events υπάρχει η δυνατότητα συνομιλίας του χρήστη με την μπάντα (Chat).</text:span></text:p>
      <text:p text:style-name="P60"/>
      <text:p text:style-name="P59"><text:span text:style-name="Source_20_Text"><text:span text:style-name="T53">view_profile.js</text:span></text:span><text:span text:style-name="T58">: Διαχειρίζεται τη σελίδα Προφίλ Χρήστη. Ανακτά τα δεδομένα του συνδεδεμένου χρήστη και στέλνει τα ενημερωμένα στοιχεία στον server όταν και εάν γίνει επεξεργασία.</text:span></text:p>
      <text:p text:style-name="P61"/>
      <text:p text:style-name="P60"/>
      <text:p text:style-name="P59"><text:span text:style-name="Source_20_Text"><text:span text:style-name="T53">socket.js</text:span></text:span><text:span text:style-name="T58">: Αρχικοποιεί τη σύνδεση Socket.IO στον client. Είναι υπεύθυνο για την real-time αμφίδρομη επικοινωνία χωρίς να χρειάζεται refresh. Επίσης ελέγχει έαν γίνει οποιαδήποτε προσπάθεια αποστολής ακατάλληλου μηνύματος </text:span><text:span text:style-name="T62">(hate speech) και το απορρίπτει αμέσως. (</text:span><text:span text:style-name="T63">BONUS)</text:span><text:span text:style-name="T64">.</text:span></text:p>
      <text:p text:style-name="P62"/>
      <text:p text:style-name="P62"/>
      <text:p text:style-name="P63"><text:span text:style-name="Source_20_Text"><text:span text:style-name="T53">REST.js</text:span></text:span><text:span text:style-name="T58">: Ένα βοηθητικό αρχείο που χρησιμοποιείται στη σελίδα δοκιμών (</text:span><text:span text:style-name="Source_20_Text"><text:span text:style-name="T58">REST_UI_testing.html</text:span></text:span><text:span text:style-name="T58">) για να ελέγχετε χειροκίνητα τα REST endpoints των Reviews (GET, POST, PUT, DELETE).</text:span></text:p>
      <text:p text:style-name="P62"/>
      <text:p text:style-name="P64"><text:span text:style-name="T65">Layout.js</text:span>: περιλαμβάνει το footer του website, για αυτόματη και δυναμική προσθήκη σε οποιαδήποτε σελίδα θελήσουμε.</text:p>
      <text:p text:style-name="P65"/>
      <text:p text:style-name="P66"><text:span text:style-name="Source_20_Text"><text:span text:style-name="T53">mainNavbar.js</text:span></text:span><text:span text:style-name="T53"> </text:span><text:span text:style-name="T58">&amp;</text:span><text:span text:style-name="T53"> </text:span><text:span text:style-name="Source_20_Text"><text:span text:style-name="T53">navbar.js</text:span></text:span><text:span text:style-name="T58">: Διαχειρίζονται τη λειτουργικότητα της μπάρας πλοήγησης. Ελέγχουν ποια κουμπιά φαίνονται (ανάλογα με το αν είσαι logged in/out) και τη λειτουργία του Logout.</text:span></text:p>
      <text:p text:style-name="P67"/>
      <text:p text:style-name="P67"/>
      <text:p text:style-name="P68"/>
      <text:p text:style-name="P69">Ποια είναι τα Ajax τμήματα της εφαρμογής σας;</text:p>
      <text:p text:style-name="P68"/>
      <text:p text:style-name="P68"/>
      <text:p text:style-name="P70"><text:span text:style-name="T66">Απάντηση:</text:span> Η εφαρμογή σχεδιάστηκε και υλοποιήθηκε <text:span text:style-name="T66">εξ ολοκλήρου</text:span> με τη φιλοσοφία της ασύγχρονης επικοινωνίας (AJAX). Αυτή η σχεδιαστική επιλογή εφαρμόστηκε καθολικά σε όλα τα τμήματα της εφαρμογής για τους εξής λόγους:</text:p>
      <text:list text:style-name="L10">
        <text:list-item>
          <text:p text:style-name="P71"><text:span text:style-name="T66">Βελτίωση Εμπειρίας Χρήστη:</text:span> Επιτυγχάνεται γρήγορη απόκριση και ομαλή πλοήγηση, καθώς η σελίδα δεν ανανεώνεται ολόκληρη σε κάθε ενέργεια.</text:p>
        </text:list-item>
        <text:list-item>
          <text:p text:style-name="P72"><text:span text:style-name="T66">Μείωση Φόρτου Δικτύου:</text:span> Μεταφέρονται μόνο τα απαραίτητα δεδομένα (JSON) και όχι ολόκληρη η δομή HTML κάθε φορά.</text:p>
        </text:list-item>
        <text:list-item>
          <text:p text:style-name="P72"><text:span text:style-name="T66">Διαχωρισμός Frontend-Backend:</text:span> Ο κώδικας του Client (Browser) είναι ανεξάρτητος από τη λογική του Server.</text:p>
        </text:list-item>
      </text:list>
      <text:p text:style-name="P73"/>
      <text:p text:style-name="P73"/>
      <text:p text:style-name="P74"><text:soft-page-break/>Συγκεκριμένα, μερικές λειτουργικές ενότητες στις οποίες έχει χρησιμοποιηθεί ajax.</text:p>
      <text:p text:style-name="P75"/>
      <text:list text:style-name="L11">
        <text:list-item>
          <text:p text:style-name="P76"><text:span text:style-name="T13">Αυθεντικοποίηση &amp; Εγγραφή:</text:span><text:span text:style-name="T6"> Οι φόρμες Login και Register (</text:span><text:span text:style-name="Source_20_Text"><text:span text:style-name="T7">ajax.js</text:span></text:span><text:span text:style-name="T6">) στέλνουν τα δεδομένα ασύγχρονα και λαμβάνουν άμεση απάντηση για επιτυχία ή σφάλμα, χωρίς να αλλάζει η σελίδα.</text:span></text:p>
        </text:list-item>
        <text:list-item>
          <text:p text:style-name="P77"><text:span text:style-name="T13">Δυναμική Φόρτωση Περιεχομένου:</text:span><text:span text:style-name="T6"> Η λίστα των συγκροτημάτων (</text:span><text:span text:style-name="Source_20_Text"><text:span text:style-name="T7">view_bands.js</text:span></text:span><text:span text:style-name="T6">) και των εκδηλώσεων (</text:span><text:span text:style-name="Source_20_Text"><text:span text:style-name="T7">view_events.js</text:span></text:span><text:span text:style-name="T6">) φορτώνεται δυναμικά κατά το άνοιγμα της σελίδας ή την εφαρμογή φίλτρων.</text:span></text:p>
        </text:list-item>
        <text:list-item>
          <text:p text:style-name="P77"><text:span text:style-name="T13">Διαδραστικότητα Χρήστη (User Actions):</text:span><text:span text:style-name="T6"> Λειτουργίες όπως η δημιουργία κράτησης (Booking), η υποβολή κριτικών (Reviews) και η διαχείριση του προφίλ (</text:span><text:span text:style-name="Source_20_Text"><text:span text:style-name="T7">view_profile.js</text:span></text:span><text:span text:style-name="T6">) ενημερώνουν τη βάση και το UI σε πραγματικό χρόνο.</text:span></text:p>
        </text:list-item>
        <text:list-item>
          <text:p text:style-name="P77"><text:span text:style-name="T13">AI Chat:</text:span><text:span text:style-name="T6"> Η επικοινωνία με το AI Agent γίνεται αποκλειστικά μέσω AJAX calls, ώστε η συνομιλία να ρέει φυσικά.</text:span></text:p>
        </text:list-item>
        <text:list-item>
          <text:p text:style-name="P78"><text:span text:style-name="T66">Admin Panel:</text:span> Όλες οι διαχειριστικές ενέργειες (διαγραφή χρηστών, έγκριση reviews, εμφάνιση γραφημάτων) γίνονται ασύγχρονα για άμεση ενημέρωση του dashboard.</text:p>
        </text:list-item>
        <text:list-item>
          <text:p text:style-name="P79"><text:span text:style-name="T67">Διαχείριση Συνεδρίας (Session Management)</text:span><text:span text:style-name="T68">: Γίνεται ασύγχρονος έλεγχος (μέσω AJAX στο </text:span><text:span text:style-name="Source_20_Text"><text:span text:style-name="T69">/session</text:span></text:span><text:span text:style-name="T68">) για το αν ο χρήστης είναι συνδεδεμένος, ώστε να προσαρμοστεί δυναμικά το UI (π.χ. δυνατότητα κράτησης, κριτικής, αλλαγή Navbar) </text:span>χωρίς να απαιτείται επαναφόρτωση της σελίδας.</text:p>
        </text:list-item>
      </text:list>
      <text:p text:style-name="P74"/>
      <text:p text:style-name="P74"/>
      <text:p text:style-name="P74"/>
      <text:p text:style-name="P80">Που χρησιμοποιήσετε REST requests?</text:p>
      <text:p text:style-name="P81"/>
      <text:p text:style-name="P82">Ακολουθώντας την AJAX αρχιτεκτονική του Client, το Backend <text:s/>οργανώθηκε ως ένα <text:span text:style-name="T66">RESTful API</text:span>. Αυτή η προσέγγιση επιλέχθηκε ώστε να υπάρχει ξεκάθαρη δομή στα endpoints, να είναι προβλέψιμη η συμπεριφορά του συστήματος και να γίνεται αποδοτική χρήση των HTTP μεθόδων.</text:p>
      <text:p text:style-name="P83">Τα REST endpoints καλύπτουν το <text:span text:style-name="T66">σύνολο</text:span> της λειτουργικότητας και κατηγοριοποιούνται ως εξής:</text:p>
      <text:list text:style-name="L12">
        <text:list-item>
          <text:p text:style-name="P84"><text:soft-page-break/><text:span text:style-name="T66">GET Requests:</text:span> Χρησιμοποιούνται για την άντληση πληροφοριών χωρίς να τροποποιούνται δεδομένα.</text:p>
          <text:list>
            <text:list-item>
              <text:p text:style-name="P85"><text:span text:style-name="T70">Παραδείγματα:</text:span><text:span text:style-name="T71"> </text:span><text:span text:style-name="Source_20_Text"><text:span text:style-name="T72">GET /bands</text:span></text:span><text:span text:style-name="T71"> (ανάκτηση λίστας συγκροτημάτων), </text:span><text:span text:style-name="Source_20_Text"><text:span text:style-name="T72">GET /admin/revenue</text:span></text:span><text:span text:style-name="T71"> (ανάκτηση εσόδων), </text:span><text:span text:style-name="Source_20_Text"><text:span text:style-name="T72">GET /users</text:span></text:span><text:span text:style-name="T71">.</text:span></text:p>
            </text:list-item>
          </text:list>
        </text:list-item>
        <text:list-item>
          <text:p text:style-name="P86"><text:span text:style-name="T66">POST Requests:</text:span> Χρησιμοποιούνται για την εισαγωγή νέων εγγραφών και δεδομένων ή την εκτέλεση σύνθετων ενεργειών.</text:p>
          <text:list>
            <text:list-item>
              <text:p text:style-name="P85"><text:span text:style-name="T70">Παραδείγματα:</text:span><text:span text:style-name="T71"> </text:span><text:span text:style-name="Source_20_Text"><text:span text:style-name="T72">POST /register</text:span></text:span><text:span text:style-name="T71"> &amp; </text:span><text:span text:style-name="Source_20_Text"><text:span text:style-name="T72">POST /login</text:span></text:span><text:span text:style-name="T71"> (εγγραφή/είσοδος), </text:span><text:span text:style-name="Source_20_Text"><text:span text:style-name="T72">POST /band/publicEventsAdd</text:span></text:span><text:span text:style-name="T71">(προσθήκη event), </text:span><text:span text:style-name="Source_20_Text"><text:span text:style-name="T72">POST /generate</text:span></text:span><text:span text:style-name="T71"> (AI request).</text:span></text:p>
            </text:list-item>
          </text:list>
        </text:list-item>
        <text:list-item>
          <text:p text:style-name="P86"><text:span text:style-name="T66">PUT Requests:</text:span> Χρησιμοποιούνται για την τροποποίηση υπαρχόντων δεδομένων.</text:p>
          <text:list>
            <text:list-item>
              <text:p text:style-name="P85"><text:span text:style-name="T70">Παραδείγματα:</text:span><text:span text:style-name="T71"> </text:span><text:span text:style-name="Source_20_Text"><text:span text:style-name="T72">PUT /changeInfo</text:span></text:span><text:span text:style-name="T71"> (ενημέρωση προφίλ χρήστη), </text:span><text:span text:style-name="Source_20_Text"><text:span text:style-name="T72">PUT /user/privateEvents/:id/status</text:span></text:span><text:span text:style-name="T71"> (αποδοχή/απόρριψη κράτησης)</text:span></text:p>
            </text:list-item>
          </text:list>
        </text:list-item>
        <text:list-item>
          <text:p text:style-name="P86"><text:span text:style-name="T66">DELETE Requests:</text:span> Χρησιμοποιούνται για την διαγραφή δεδομένων.</text:p>
          <text:list>
            <text:list-item>
              <text:p text:style-name="P85"><text:span text:style-name="T70">Παραδείγματα:</text:span><text:span text:style-name="T71"> </text:span><text:span text:style-name="Source_20_Text"><text:span text:style-name="T72">DELETE /</text:span></text:span><text:span text:style-name="Source_20_Text"><text:span text:style-name="T73">admin/user</text:span></text:span><text:span text:style-name="T71"> (διαγραφή χρήστη </text:span><text:span text:style-name="T74">από το</text:span><text:span text:style-name="T75">ν</text:span><text:span text:style-name="T74"> admin</text:span><text:span text:style-name="T71">), </text:span><text:span text:style-name="Source_20_Text"><text:span text:style-name="T72">DELETE /</text:span></text:span><text:span text:style-name="Source_20_Text"><text:span text:style-name="T76">band/publicEvent/:event_id</text:span></text:span><text:span text:style-name="T71"> (διαγραφή </text:span><text:span text:style-name="T77">public event από την μπάντα</text:span><text:span text:style-name="T71">).</text:span></text:p>
            </text:list-item>
          </text:list>
        </text:list-item>
      </text:list>
      <text:p text:style-name="P83">Η επιλογή του REST επέτρεψε την εύκολη διασύνδεση του Frontend με τη βάση δεδομένων MySQL, χρησιμοποιώντας JSON ως πρότυπο ανταλλαγής δεδομένων.</text:p>
      <text:p text:style-name="P87"/>
      <text:p text:style-name="P87"/>
      <text:p text:style-name="P87"/>
      <text:p text:style-name="P80">Ποια APIs χρησιμοποιήσατε;</text:p>
      <text:p text:style-name="P74">Για την υλοποίηση των λειτουργιών της πλατφόρμας, έγινε χρήση διαφόρων APIs, προκειμένου να ενσωματωθούν δυνατότητες όπως η τεχνητή νοημοσύνη, οι χάρτες, τοποθεσίες και τα στατιστικά. Συγκεκριμένα:</text:p>
      <text:list text:style-name="L13">
        <text:list-item>
          <text:p text:style-name="P88"><text:span text:style-name="T13">Groq SDK:</text:span><text:span text:style-name="T6"> Χρησιμοποιήθηκαν στο Backend (</text:span><text:span text:style-name="T78">app</text:span><text:span text:style-name="Source_20_Text"><text:span text:style-name="T7">.js</text:span></text:span><text:span text:style-name="T6">) για την υποστήριξη του </text:span><text:span text:style-name="T13">AI Chat Agent</text:span><text:span text:style-name="T6">. Μέσω αυτών των APIs, η εφαρμογή στέλνει τα ερωτήματα των χρηστών (prompts) σε LLMs και λαμβάνει απαντήσεις φυσικής γλώσσας σχετικά με μουσικά θέματα ή προτάσεις συγκροτημάτων </text:span><text:span text:style-name="T79">και συναυλιών</text:span><text:span text:style-name="T6">.</text:span></text:p>
        </text:list-item>
        <text:list-item>
          <text:p text:style-name="P89"><text:span text:style-name="T13">Google Charts API:</text:span><text:span text:style-name="T6"> Χρησιμοποιήθηκε στο Frontend (</text:span><text:span text:style-name="Source_20_Text"><text:span text:style-name="T7">admin.js</text:span></text:span><text:span text:style-name="T6">) για την οπτικοποίηση των δεδομένων στο </text:span><text:span text:style-name="T13">Admin Panel</text:span><text:span text:style-name="T6">. </text:span><text:span text:style-name="T80">Δ</text:span><text:span text:style-name="T6">ημιουργούνται δυναμικά </text:span><text:soft-page-break/><text:span text:style-name="T6">διαδραστικά γραφήματα (Pie Charts) που απεικονίζουν στατιστικά στοιχεία όπως τα έσοδα της πλατφόρμας, η κατανομή των χρηστών, </text:span><text:span text:style-name="T81">μπάντες ανά πόλη κτλπ</text:span><text:span text:style-name="T6">.</text:span></text:p>
        </text:list-item>
        <text:list-item>
          <text:p text:style-name="P90"><text:span text:style-name="T66">OpenLayers API:</text:span> Αξιοποιήθηκε για τη λειτουργία των <text:span text:style-name="T66">Χαρτών</text:span> στις σελίδες εγγραφής κια αναζήτησης εκδηλώσεων. Επιτρέπει την εμφάνιση διαδραστικών χαρτών, την τοποθέτηση markers και την πλοήγηση σε γεωγραφικές τοποθεσίες.</text:p>
        </text:list-item>
        <text:list-item>
          <text:p text:style-name="P89"><text:span text:style-name="T13">Geocoding API (μέσω Nominatim/OpenStreetMap):</text:span><text:span text:style-name="T6"> Χρησιμοποιήθηκε στα αρχεία JavaScript (</text:span><text:span text:style-name="Source_20_Text"><text:span text:style-name="T7">band.js</text:span></text:span><text:span text:style-name="T6">, </text:span><text:span text:style-name="Source_20_Text"><text:span text:style-name="T7">ajax.js</text:span></text:span><text:span text:style-name="T6">) κατά τη διαδικασία εγγραφής. Μετατρέπει τις διευθύνσεις που εισάγουν οι χρήστες (Οδός, Πόλη) σε γεωγραφικές συντεταγμένες (Latitude/Longitude), ώστε να αποθηκεύονται στη βάση δεδομένων και να εμφανίζονται σωστά στον χάρτη.</text:span></text:p>
        </text:list-item>
        <text:list-item>
          <text:p text:style-name="P90"><text:span text:style-name="T66">Socket.IO API:</text:span> Χρησιμοποιήθηκε για την υλοποίηση της <text:span text:style-name="T66">Real-time επικοινωνίας</text:span>. Παρέχει το API για την ανταλλαγή μηνυμάτων σε πραγματικό χρόνο (WebSockets) μεταξύ των χρηστών και των συγκροτημάτων στο σύστημα Chat.</text:p>
        </text:list-item>
        <text:list-item>
          <text:p text:style-name="P90">Τέλος χρησιμοποιήθηκαν τα εσωτερικά <text:span text:style-name="T82">REST </text:span><text:span text:style-name="T83">APIs δηλαδή τα endpoints που ανπτύχθηκαν για το backend, </text:span>για την υλοποίηση των ασύγχρονων κλήσεων δικτύου (AJAX) προς τον server προσφέροντας πλήρη έλεγχο στη διαδικασία ανταλλαγής δεδομένων με τον <text:span text:style-name="T84">client</text:span>.<text:span text:style-name="T83"> </text:span></text:p>
          <text:p text:style-name="P90"/>
        </text:list-item>
      </text:list>
      <text:p text:style-name="P80">Αν χρειάστηκε να κάνετε αλλαγές/προσθήκες στο σχήμα της βάσης</text:p>
      <text:p text:style-name="P80"/>
      <text:p text:style-name="P91">Οι αλλαγές που έγιναν στο σχήμα της βάσης αφορούν την εισαγωγή του νέου πίνακα “band_profile_visits” και χρησιμοποιήθηκε για την καταγραφή γενικών επισκέψεων, αλλά και επισκέψεων από μοναδικούς εγγεγραμμένουν χρήστες στο προφίλ κάθε μπάντας ξεχωριστά.</text:p>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l" fo:country="G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7T02:24:15.867069000</meta:creation-date>
    <dc:date>2026-01-23T05:46:52.827703000</dc:date>
    <meta:editing-duration>PT19H48M52S</meta:editing-duration>
    <meta:editing-cycles>189</meta:editing-cycles>
    <meta:generator>LibreOffice/25.2.3.1$MacOSX_X86_64 LibreOffice_project/d8d1af5f77df955194e52baabe19324532ac8e8b</meta:generator>
    <meta:document-statistic meta:table-count="0" meta:image-count="0" meta:object-count="0" meta:page-count="15" meta:paragraph-count="219" meta:word-count="2846" meta:character-count="21613" meta:non-whitespace-character-count="19117"/>
  </office:meta>
</office:document-meta>
</file>